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draw:shadow="hidden"/>
    </style:style>
    <style:style style:name="gr2" style:family="graphic" style:parent-style-name="standard">
      <style:graphic-properties draw:stroke="none" draw:fill="none" draw:textarea-vertical-align="middle" fo:min-height="0.513cm" fo:min-width="2.54cm" fo:padding-top="0.071cm" fo:padding-bottom="0.071cm" fo:padding-left="0.071cm" fo:padding-right="0.071cm"/>
    </style:style>
    <style:style style:name="gr3" style:family="graphic" style:parent-style-name="standard">
      <style:graphic-properties draw:stroke="solid" svg:stroke-width="0.009cm" svg:stroke-color="#404040" svg:stroke-opacity="100%" draw:stroke-linejoin="round" draw:fill="none" fo:padding-top="0.129cm" fo:padding-bottom="0.129cm" fo:padding-left="0.254cm" fo:padding-right="0.254cm" draw:shadow="hidden"/>
    </style:style>
    <style:style style:name="gr4" style:family="graphic" style:parent-style-name="standard">
      <style:graphic-properties draw:stroke="none" draw:fill="none" draw:textarea-vertical-align="middle" fo:min-height="1.203cm" fo:min-width="2.54cm" fo:padding-top="0.141cm" fo:padding-bottom="0.141cm" fo:padding-left="0.141cm" fo:padding-right="0.141cm"/>
    </style:style>
    <style:style style:name="gr5" style:family="graphic" style:parent-style-name="standard">
      <style:graphic-properties draw:stroke="none" draw:fill="none" draw:textarea-vertical-align="middle" fo:min-height="2.063cm" fo:min-width="2.54cm" fo:padding-top="0.141cm" fo:padding-bottom="0.141cm" fo:padding-left="0.141cm" fo:padding-right="0.141cm"/>
    </style:style>
    <style:style style:name="gr6" style:family="graphic" style:parent-style-name="standard">
      <style:graphic-properties draw:stroke="solid" svg:stroke-width="0.035cm" svg:stroke-color="#404040" draw:marker-start="Marker_5f_0" draw:marker-start-width="0.241cm" draw:marker-end="Marker_5f_0" draw:marker-end-width="0.241cm" svg:stroke-opacity="100%" draw:stroke-linejoin="round" draw:fill="none" fo:padding-top="0.142cm" fo:padding-bottom="0.142cm" fo:padding-left="0.267cm" fo:padding-right="0.267cm" draw:shadow="hidden"/>
    </style:style>
    <style:style style:name="gr7" style:family="graphic" style:parent-style-name="standard">
      <style:graphic-properties draw:stroke="none" draw:fill="none" draw:textarea-vertical-align="middle" fo:min-height="0.771cm" fo:min-width="2.54cm" fo:padding-top="0.141cm" fo:padding-bottom="0.141cm" fo:padding-left="0.141cm" fo:padding-right="0.141cm"/>
    </style:style>
    <style:style style:name="gr8" style:family="graphic" style:parent-style-name="standard">
      <style:graphic-properties draw:stroke="none" draw:fill="none" draw:textarea-vertical-align="middle" fo:min-height="0.34cm" fo:min-width="2.54cm" fo:padding-top="0.141cm" fo:padding-bottom="0.141cm" fo:padding-left="0.141cm" fo:padding-right="0.141cm"/>
    </style:style>
    <style:style style:name="gr9" style:family="graphic" style:parent-style-name="standard">
      <style:graphic-properties draw:stroke="none" draw:fill="none" draw:textarea-vertical-align="middle" fo:min-height="1.288cm" fo:min-width="2.54cm" fo:padding-top="0.141cm" fo:padding-bottom="0.141cm" fo:padding-left="0.141cm" fo:padding-right="0.141cm"/>
    </style:style>
    <style:style style:name="gr10" style:family="graphic" style:parent-style-name="standard">
      <style:graphic-properties draw:stroke="none" draw:fill="none" draw:textarea-vertical-align="middle" fo:min-height="1.127cm" fo:min-width="2.54cm" fo:padding-top="0.071cm" fo:padding-bottom="0.071cm" fo:padding-left="0.071cm" fo:padding-right="0.071cm"/>
    </style:style>
    <style:style style:name="gr11" style:family="graphic" style:parent-style-name="standard">
      <style:graphic-properties draw:stroke="none" draw:fill="none" draw:textarea-vertical-align="middle" fo:min-height="3.006cm" fo:min-width="2.54cm" fo:padding-top="0.071cm" fo:padding-bottom="0.071cm" fo:padding-left="0.071cm" fo:padding-right="0.071cm"/>
    </style:style>
    <style:style style:name="gr12" style:family="graphic" style:parent-style-name="standard">
      <style:graphic-properties draw:stroke="none" draw:fill="none" draw:textarea-vertical-align="middle" fo:min-height="2.355cm" fo:min-width="2.54cm" fo:padding-top="0.071cm" fo:padding-bottom="0.071cm" fo:padding-left="0.071cm" fo:padding-right="0.071cm"/>
    </style:style>
    <style:style style:name="gr13" style:family="graphic" style:parent-style-name="standard">
      <style:graphic-properties draw:stroke="none" draw:fill="none" draw:textarea-vertical-align="middle" fo:min-height="2.969cm" fo:min-width="2.54cm" fo:padding-top="0.071cm" fo:padding-bottom="0.071cm" fo:padding-left="0.071cm" fo:padding-right="0.071cm"/>
    </style:style>
    <style:style style:name="gr14" style:family="graphic" style:parent-style-name="standard">
      <style:graphic-properties draw:stroke="none" draw:fill="none" draw:textarea-vertical-align="middle" fo:min-height="2.655cm" fo:min-width="2.54cm" fo:padding-top="0.071cm" fo:padding-bottom="0.071cm" fo:padding-left="0.071cm" fo:padding-right="0.071cm"/>
    </style:style>
    <style:style style:name="gr15" style:family="graphic" style:parent-style-name="standard">
      <style:graphic-properties draw:stroke="none" draw:fill="none" draw:textarea-vertical-align="middle" fo:min-height="0.663cm" fo:min-width="2.54cm" fo:padding-top="0.071cm" fo:padding-bottom="0.071cm" fo:padding-left="0.071cm" fo:padding-right="0.071cm"/>
    </style:style>
    <style:style style:name="gr16" style:family="graphic" style:parent-style-name="standard">
      <style:graphic-properties draw:stroke="none" draw:fill="none" draw:textarea-vertical-align="middle" fo:min-height="2.041cm" fo:min-width="2.54cm" fo:padding-top="0.071cm" fo:padding-bottom="0.071cm" fo:padding-left="0.071cm" fo:padding-right="0.071cm"/>
    </style:style>
    <style:style style:name="gr17" style:family="graphic" style:parent-style-name="standard">
      <style:graphic-properties draw:stroke="none" draw:fill="none" draw:textarea-vertical-align="middle" fo:min-height="1.218cm" fo:min-width="2.54cm" fo:padding-top="0.141cm" fo:padding-bottom="0.141cm" fo:padding-left="0.141cm" fo:padding-right="0.141cm"/>
    </style:style>
    <style:style style:name="gr18" style:family="graphic" style:parent-style-name="standard">
      <style:graphic-properties draw:stroke="solid" draw:fill="none" draw:textarea-vertical-align="middle" fo:min-height="1.898cm" fo:min-width="2.54cm" fo:padding-top="0.071cm" fo:padding-bottom="0.071cm" fo:padding-left="0.071cm" fo:padding-right="0.071cm"/>
    </style:style>
    <style:style style:name="gr19" style:family="graphic" style:parent-style-name="standard">
      <style:graphic-properties draw:stroke="none" draw:fill="none" draw:textarea-vertical-align="middle" fo:min-height="1.741cm" fo:min-width="2.54cm" fo:padding-top="0.071cm" fo:padding-bottom="0.071cm" fo:padding-left="0.071cm" fo:padding-right="0.071cm"/>
    </style:style>
    <style:style style:name="gr20" style:family="graphic" style:parent-style-name="standard">
      <style:graphic-properties draw:stroke="solid" draw:fill="none" draw:textarea-vertical-align="middle" fo:min-height="1.358cm" fo:min-width="2.54cm" fo:padding-top="0.071cm" fo:padding-bottom="0.071cm" fo:padding-left="0.071cm" fo:padding-right="0.071cm"/>
    </style:style>
    <style:style style:name="gr21" style:family="graphic" style:parent-style-name="standard">
      <style:graphic-properties draw:stroke="solid" svg:stroke-width="0.035cm" svg:stroke-color="#404040" draw:marker-end="Marker_5f_1" draw:marker-end-width="0.344cm" svg:stroke-opacity="100%" draw:stroke-linejoin="round" draw:fill="none" fo:padding-top="0.142cm" fo:padding-bottom="0.142cm" fo:padding-left="0.267cm" fo:padding-right="0.267cm" draw:shadow="hidden"/>
    </style:style>
    <style:style style:name="gr22" style:family="graphic" style:parent-style-name="standard">
      <style:graphic-properties draw:stroke="none" draw:fill="none" draw:textarea-vertical-align="middle" fo:min-height="1.599cm" fo:min-width="2.54cm" fo:padding-top="0.071cm" fo:padding-bottom="0.071cm" fo:padding-left="0.071cm" fo:padding-right="0.071cm"/>
    </style:style>
    <style:style style:name="gr23" style:family="graphic" style:parent-style-name="standard">
      <style:graphic-properties draw:stroke="solid" draw:fill="none" draw:textarea-vertical-align="middle" fo:min-height="2.462cm" fo:min-width="2.54cm" fo:padding-top="0.071cm" fo:padding-bottom="0.071cm" fo:padding-left="0.071cm" fo:padding-right="0.071cm"/>
    </style:style>
    <style:style style:name="gr24" style:family="graphic" style:parent-style-name="standard">
      <style:graphic-properties draw:stroke="none" draw:fill="none" draw:textarea-vertical-align="middle" fo:min-height="4.928cm" fo:min-width="2.54cm" fo:padding-top="0.141cm" fo:padding-bottom="0.141cm" fo:padding-left="0.141cm" fo:padding-right="0.141cm"/>
    </style:style>
    <style:style style:name="gr25" style:family="graphic" style:parent-style-name="standard">
      <style:graphic-properties draw:stroke="solid" draw:fill="none" draw:textarea-vertical-align="middle" fo:min-height="2.846cm" fo:min-width="2.54cm" fo:padding-top="0.071cm" fo:padding-bottom="0.071cm" fo:padding-left="0.071cm" fo:padding-right="0.071cm"/>
    </style:style>
    <style:style style:name="gr26" style:family="graphic" style:parent-style-name="standard">
      <style:graphic-properties draw:stroke="solid" draw:fill="none" draw:textarea-vertical-align="middle" fo:min-height="1.741cm" fo:min-width="2.54cm" fo:padding-top="0.071cm" fo:padding-bottom="0.071cm" fo:padding-left="0.071cm" fo:padding-right="0.071cm"/>
    </style:style>
    <style:style style:name="gr27" style:family="graphic" style:parent-style-name="standard">
      <style:graphic-properties draw:stroke="solid" draw:fill="none" draw:textarea-vertical-align="middle" fo:min-height="2.364cm" fo:min-width="2.54cm" fo:padding-top="0.071cm" fo:padding-bottom="0.071cm" fo:padding-left="0.071cm" fo:padding-right="0.071cm"/>
    </style:style>
    <style:style style:name="gr28" style:family="graphic" style:parent-style-name="standard">
      <style:graphic-properties draw:stroke="solid" draw:fill="none" draw:textarea-vertical-align="middle" fo:min-height="1.787cm" fo:min-width="2.54cm" fo:padding-top="0.071cm" fo:padding-bottom="0.071cm" fo:padding-left="0.071cm" fo:padding-right="0.071cm"/>
    </style:style>
    <style:style style:name="gr29" style:family="graphic" style:parent-style-name="standard">
      <style:graphic-properties draw:stroke="none" draw:fill="none" draw:textarea-vertical-align="middle" fo:min-height="0.937cm" fo:min-width="2.54cm" fo:padding-top="0.141cm" fo:padding-bottom="0.141cm" fo:padding-left="0.141cm" fo:padding-right="0.141cm"/>
    </style:style>
    <style:style style:name="gr30" style:family="graphic" style:parent-style-name="standard">
      <style:graphic-properties draw:stroke="solid" draw:fill="none" draw:textarea-vertical-align="middle" fo:min-height="5.458cm" fo:min-width="2.54cm" fo:padding-top="0.071cm" fo:padding-bottom="0.071cm" fo:padding-left="0.071cm" fo:padding-right="0.071cm"/>
    </style:style>
    <style:style style:name="gr31" style:family="graphic" style:parent-style-name="standard">
      <style:graphic-properties draw:stroke="none" draw:fill="none" draw:textarea-vertical-align="middle" fo:min-height="1.614cm" fo:min-width="2.54cm" fo:padding-top="0.071cm" fo:padding-bottom="0.071cm" fo:padding-left="0.071cm" fo:padding-right="0.071cm"/>
    </style:style>
    <style:style style:name="gr32" style:family="graphic" style:parent-style-name="standard">
      <style:graphic-properties draw:stroke="none" draw:fill="none" draw:textarea-vertical-align="middle" fo:min-height="1.959cm" fo:min-width="2.54cm" fo:padding-top="0.071cm" fo:padding-bottom="0.071cm" fo:padding-left="0.071cm" fo:padding-right="0.071cm"/>
    </style:style>
    <style:style style:name="gr33" style:family="graphic" style:parent-style-name="standard">
      <style:graphic-properties draw:stroke="solid" draw:fill="none" draw:textarea-vertical-align="middle" fo:min-height="4.758cm" fo:min-width="2.54cm" fo:padding-top="0.071cm" fo:padding-bottom="0.071cm" fo:padding-left="0.071cm" fo:padding-right="0.071cm"/>
    </style:style>
    <style:style style:name="gr34" style:family="graphic" style:parent-style-name="standard">
      <style:graphic-properties draw:stroke="none" draw:fill="none" draw:textarea-vertical-align="middle" fo:min-height="2.658cm" fo:min-width="2.54cm" fo:padding-top="0.071cm" fo:padding-bottom="0.071cm" fo:padding-left="0.071cm" fo:padding-right="0.071cm"/>
    </style:style>
    <style:style style:name="gr35" style:family="graphic" style:parent-style-name="standard">
      <style:graphic-properties draw:stroke="none" draw:fill="none" draw:textarea-vertical-align="middle" fo:min-height="3.583cm" fo:min-width="2.54cm" fo:padding-top="0.071cm" fo:padding-bottom="0.071cm" fo:padding-left="0.071cm" fo:padding-right="0.071cm"/>
    </style:style>
    <style:style style:name="gr36" style:family="graphic" style:parent-style-name="standard">
      <style:graphic-properties draw:stroke="none" draw:fill="none" draw:textarea-vertical-align="middle" fo:min-height="4.505cm" fo:min-width="2.54cm" fo:padding-top="0.071cm" fo:padding-bottom="0.071cm" fo:padding-left="0.071cm" fo:padding-right="0.071cm"/>
    </style:style>
    <style:style style:name="gr37" style:family="graphic" style:parent-style-name="standard">
      <style:graphic-properties draw:stroke="none" draw:fill="none" draw:textarea-vertical-align="middle" fo:min-height="3.058cm" fo:min-width="2.54cm" fo:padding-top="0.071cm" fo:padding-bottom="0.071cm" fo:padding-left="0.071cm" fo:padding-right="0.071cm"/>
    </style:style>
    <style:style style:name="gr38" style:family="graphic" style:parent-style-name="standard">
      <style:graphic-properties draw:stroke="none" draw:fill="none" draw:textarea-vertical-align="middle" fo:min-height="2.058cm" fo:min-width="2.54cm" fo:padding-top="0.071cm" fo:padding-bottom="0.071cm" fo:padding-left="0.071cm" fo:padding-right="0.071cm"/>
    </style:style>
    <style:style style:name="gr39" style:family="graphic" style:parent-style-name="standard">
      <style:graphic-properties draw:stroke="solid" svg:stroke-width="0.009cm" svg:stroke-color="#5f6c35" svg:stroke-opacity="100%" draw:stroke-linejoin="round" draw:fill="none" fo:padding-top="0.129cm" fo:padding-bottom="0.129cm" fo:padding-left="0.254cm" fo:padding-right="0.254cm" draw:shadow="hidden"/>
    </style:style>
    <style:style style:name="gr40" style:family="graphic" style:parent-style-name="standard">
      <style:graphic-properties draw:stroke="none" draw:fill="none" draw:textarea-vertical-align="middle" fo:min-height="1.363cm" fo:min-width="2.54cm" fo:padding-top="0.071cm" fo:padding-bottom="0.071cm" fo:padding-left="0.071cm" fo:padding-right="0.071cm"/>
    </style:style>
    <style:style style:name="gr41" style:family="graphic" style:parent-style-name="standard">
      <style:graphic-properties draw:stroke="none" draw:fill="none" draw:textarea-vertical-align="middle" fo:min-height="2.364cm" fo:min-width="2.54cm" fo:padding-top="0.141cm" fo:padding-bottom="0.141cm" fo:padding-left="0.141cm" fo:padding-right="0.141cm"/>
    </style:style>
    <style:style style:name="gr42" style:family="graphic" style:parent-style-name="standard">
      <style:graphic-properties draw:stroke="none" draw:fill="none" draw:textarea-vertical-align="middle" fo:min-height="2.673cm" fo:min-width="2.54cm" fo:padding-top="0.071cm" fo:padding-bottom="0.071cm" fo:padding-left="0.071cm" fo:padding-right="0.071cm"/>
    </style:style>
    <style:style style:name="gr43" style:family="graphic" style:parent-style-name="standard">
      <style:graphic-properties draw:stroke="solid" svg:stroke-width="0.053cm" svg:stroke-color="#4e66b2" svg:stroke-opacity="100%" draw:stroke-linejoin="round" draw:fill="none" fo:padding-top="0.151cm" fo:padding-bottom="0.151cm" fo:padding-left="0.276cm" fo:padding-right="0.276cm" draw:shadow="hidden"/>
    </style:style>
    <style:style style:name="gr44" style:family="graphic" style:parent-style-name="standard">
      <style:graphic-properties draw:stroke="none" draw:fill="none" draw:textarea-vertical-align="middle" fo:min-height="0.611cm" fo:min-width="2.54cm" fo:padding-top="0.071cm" fo:padding-bottom="0.071cm" fo:padding-left="0.071cm" fo:padding-right="0.071cm"/>
    </style:style>
    <style:style style:name="gr45" style:family="graphic" style:parent-style-name="standard">
      <style:graphic-properties draw:stroke="solid" svg:stroke-width="0.053cm" svg:stroke-color="#404040" svg:stroke-opacity="100%" draw:stroke-linejoin="round" draw:fill="none" fo:padding-top="0.151cm" fo:padding-bottom="0.151cm" fo:padding-left="0.276cm" fo:padding-right="0.276cm" draw:shadow="hidden"/>
    </style:style>
    <style:style style:name="gr46" style:family="graphic" style:parent-style-name="standard">
      <style:graphic-properties draw:stroke="solid" svg:stroke-width="0.009cm" svg:stroke-color="#c00000" svg:stroke-opacity="100%" draw:stroke-linejoin="round" draw:fill="none" fo:padding-top="0.129cm" fo:padding-bottom="0.129cm" fo:padding-left="0.254cm" fo:padding-right="0.254cm" draw:shadow="hidden"/>
    </style:style>
    <style:style style:name="gr47" style:family="graphic" style:parent-style-name="standard">
      <style:graphic-properties draw:stroke="none" draw:fill="none" draw:textarea-vertical-align="middle" fo:min-height="5.166cm" fo:min-width="2.54cm" fo:padding-top="0.071cm" fo:padding-bottom="0.071cm" fo:padding-left="0.071cm" fo:padding-right="0.071cm"/>
    </style:style>
    <style:style style:name="gr48" style:family="graphic" style:parent-style-name="standard">
      <style:graphic-properties draw:stroke="solid" draw:fill="none" draw:textarea-vertical-align="middle" fo:min-height="2.355cm" fo:min-width="2.54cm" fo:padding-top="0.071cm" fo:padding-bottom="0.071cm" fo:padding-left="0.071cm" fo:padding-right="0.071cm"/>
    </style:style>
    <style:style style:name="gr49" style:family="graphic" style:parent-style-name="standard">
      <style:graphic-properties draw:stroke="none" draw:fill="none" draw:textarea-vertical-align="middle" fo:min-height="1.651cm" fo:min-width="2.54cm" fo:padding-top="0.071cm" fo:padding-bottom="0.071cm" fo:padding-left="0.071cm" fo:padding-right="0.071cm"/>
    </style:style>
    <style:style style:name="gr50" style:family="graphic" style:parent-style-name="standard">
      <style:graphic-properties draw:stroke="none" draw:fill="none" draw:textarea-vertical-align="middle" fo:min-height="1.757cm" fo:min-width="2.54cm" fo:padding-top="0.071cm" fo:padding-bottom="0.071cm" fo:padding-left="0.071cm" fo:padding-right="0.071cm"/>
    </style:style>
    <style:style style:name="P1" style:family="paragraph">
      <loext:graphic-properties draw:fill="solid" draw:fill-color="#ffffff"/>
    </style:style>
    <style:style style:name="P2" style:family="paragraph">
      <style:paragraph-properties fo:margin-left="0cm" fo:margin-right="0cm" fo:margin-top="0cm" fo:margin-bottom="0cm" fo:line-height="120%" fo:text-align="center" fo:text-indent="0cm"/>
    </style:style>
    <style:style style:name="P3" style:family="paragraph">
      <loext:graphic-properties draw:fill="none"/>
    </style:style>
    <style:style style:name="P4" style:family="paragraph">
      <loext:graphic-properties draw:fill="none"/>
      <style:paragraph-properties fo:margin-left="0cm" fo:margin-right="0cm" fo:margin-top="0cm" fo:margin-bottom="0cm" fo:line-height="120%" fo:text-align="center" fo:text-indent="0cm"/>
    </style:style>
    <style:style style:name="P5" style:family="paragraph">
      <style:paragraph-properties fo:margin-left="0cm" fo:margin-right="0cm" fo:margin-top="0cm" fo:margin-bottom="0.212cm" fo:line-height="120%" fo:text-align="justify" fo:text-indent="0cm"/>
    </style:style>
    <style:style style:name="P6" style:family="paragraph">
      <style:paragraph-properties fo:margin-left="0cm" fo:margin-right="0cm" fo:margin-top="0cm" fo:margin-bottom="0cm" fo:line-height="120%" fo:text-align="start" fo:text-indent="0cm"/>
    </style:style>
    <style:style style:name="P7" style:family="paragraph">
      <loext:graphic-properties draw:fill="none"/>
      <style:paragraph-properties fo:margin-left="0cm" fo:margin-right="0cm" fo:margin-top="0cm" fo:margin-bottom="0cm" fo:line-height="120%" fo:text-align="start" fo:text-indent="0cm"/>
    </style:style>
    <style:style style:name="P8" style:family="paragraph">
      <style:paragraph-properties fo:margin-left="0cm" fo:margin-right="0cm" fo:margin-top="0cm" fo:margin-bottom="0.212cm" fo:line-height="120%" fo:text-align="center" fo:text-indent="0cm"/>
    </style:style>
    <style:style style:name="T1" style:family="text">
      <style:text-properties fo:color="#000000" style:font-name="Calibri1" fo:font-size="12pt" fo:font-weight="bold" style:font-name-asian="Calibri1" style:font-size-asian="12pt" style:font-weight-asian="bold" style:font-name-complex="Calibri1" style:font-size-complex="12pt" style:font-weight-complex="bold"/>
    </style:style>
    <style:style style:name="T2" style:family="text">
      <style:text-properties fo:color="#c00000" style:font-name="Calibri1" fo:font-size="12pt" fo:font-weight="bold" style:font-name-asian="Calibri1" style:font-size-asian="12pt" style:font-weight-asian="bold" style:font-name-complex="Calibri1" style:font-size-complex="12pt" style:font-weight-complex="bold"/>
    </style:style>
    <style:style style:name="T3" style:family="text">
      <style:text-properties fo:color="#000000" style:font-name="Calibri1" fo:font-size="28pt" fo:font-weight="bold" style:font-name-asian="Calibri1" style:font-size-asian="28pt" style:font-weight-asian="bold" style:font-name-complex="Calibri1" style:font-size-complex="28pt" style:font-weight-complex="bold"/>
    </style:style>
    <style:style style:name="T4" style:family="text">
      <style:text-properties fo:color="#000000" style:font-name="Calibri1" fo:font-size="48pt" style:font-name-asian="Calibri1" style:font-size-asian="48pt" style:font-name-complex="Calibri1" style:font-size-complex="48pt"/>
    </style:style>
    <style:style style:name="T5" style:family="text">
      <style:text-properties fo:color="#000000" style:font-name="Calibri1" fo:font-size="18pt" fo:font-weight="bold" fo:background-color="#ffffff" style:font-name-asian="Calibri1" style:font-size-asian="18pt" style:font-weight-asian="bold" style:font-name-complex="Calibri1" style:font-size-complex="18pt" style:font-weight-complex="bold"/>
    </style:style>
    <style:style style:name="T6" style:family="text">
      <style:text-properties fo:color="#000000" style:font-name="Calibri1" fo:font-size="8pt" fo:font-weight="bold" style:font-name-asian="Calibri1" style:font-size-asian="8pt" style:font-weight-asian="bold" style:font-name-complex="Calibri1" style:font-size-complex="8pt" style:font-weight-complex="bold"/>
    </style:style>
    <style:style style:name="T7" style:family="text">
      <style:text-properties fo:color="#000000" style:font-name="Calibri1" fo:font-size="30pt" style:font-name-asian="Calibri1" style:font-size-asian="30pt" style:font-name-complex="Calibri1" style:font-size-complex="30pt"/>
    </style:style>
    <style:style style:name="T8" style:family="text">
      <style:text-properties fo:color="#000000" style:font-name="Calibri1" fo:font-size="12pt" style:font-name-asian="Calibri1" style:font-size-asian="12pt" style:font-name-complex="Calibri1" style:font-size-complex="12pt"/>
    </style:style>
    <style:style style:name="T9" style:family="text">
      <style:text-properties fo:color="#000000" style:font-name="Calibri1" fo:font-size="20pt" style:font-name-asian="Calibri1" style:font-size-asian="20pt" style:font-name-complex="Calibri1" style:font-size-complex="20pt"/>
    </style:style>
    <style:style style:name="T10" style:family="text">
      <style:text-properties fo:color="#000000" style:font-name="Calibri1" fo:font-size="24pt" style:font-name-asian="Calibri1" style:font-size-asian="24pt" style:font-name-complex="Calibri1" style:font-size-complex="24pt"/>
    </style:style>
    <style:style style:name="T11" style:family="text">
      <style:text-properties fo:color="#000000" style:font-name="Calibri1" fo:font-size="11pt" style:font-name-asian="Calibri1" style:font-size-asian="11pt" style:font-name-complex="Calibri1" style:font-size-complex="11pt"/>
    </style:style>
    <style:style style:name="T12" style:family="text">
      <style:text-properties fo:color="#c00000" style:font-name="Calibri1" fo:font-size="14pt" fo:font-weight="bold" style:font-name-asian="Calibri1" style:font-size-asian="14pt" style:font-weight-asian="bold" style:font-name-complex="Calibri1" style:font-size-complex="14pt" style:font-weight-complex="bold"/>
    </style:style>
    <style:style style:name="T13" style:family="text">
      <style:text-properties fo:color="#000000" style:font-name="Calibri1" fo:font-size="12pt" style:text-underline-style="none" style:font-name-asian="Calibri1" style:font-size-asian="12pt" style:font-name-complex="Calibri1" style:font-size-complex="12pt"/>
    </style:style>
    <style:style style:name="T14" style:family="text">
      <style:text-properties fo:color="#000000" style:font-name="Calibri1" fo:font-size="12pt" style:text-underline-style="solid" style:text-underline-width="auto" style:text-underline-color="font-color" style:font-name-asian="Calibri1" style:font-size-asian="12pt" style:font-name-complex="Calibri1" style:font-size-complex="12pt"/>
    </style:style>
    <style:style style:name="T15" style:family="text">
      <style:text-properties fo:color="#000000" style:font-name="Calibri1" fo:font-size="18pt" style:font-name-asian="Calibri1" style:font-size-asian="18pt" style:font-name-complex="Calibri1" style:font-size-complex="18pt"/>
    </style:style>
    <style:style style:name="T16" style:family="text">
      <style:text-properties fo:color="#5f6c35" style:font-name="Calibri1" fo:font-size="12pt" style:font-name-asian="Calibri1" style:font-size-asian="12pt" style:font-name-complex="Calibri1" style:font-size-complex="12pt"/>
    </style:style>
    <style:style style:name="T17" style:family="text">
      <style:text-properties fo:color="#4e66b2" style:font-name="Calibri1" fo:font-size="14pt" fo:font-weight="bold" style:font-name-asian="Calibri1" style:font-size-asian="14pt" style:font-weight-asian="bold" style:font-name-complex="Calibri1" style:font-size-complex="14pt" style:font-weight-complex="bold"/>
    </style:style>
    <style:style style:name="T18" style:family="text">
      <style:text-properties fo:color="#4e66b2" style:font-name="Calibri1" fo:font-size="12pt" fo:font-weight="bold" style:font-name-asian="Calibri1" style:font-size-asian="12pt" style:font-weight-asian="bold" style:font-name-complex="Calibri1" style:font-size-complex="12pt" style:font-weight-complex="bold"/>
    </style:style>
    <style:style style:name="T19" style:family="text">
      <style:text-properties fo:color="#000000" style:font-name="Calibri1" fo:font-size="12pt" fo:font-style="italic" fo:font-weight="bold" style:font-name-asian="Calibri1" style:font-size-asian="12pt" style:font-style-asian="italic" style:font-weight-asian="bold" style:font-name-complex="Calibri1" style:font-size-complex="12pt" style:font-style-complex="italic" style:font-weight-complex="bold"/>
    </style:style>
    <style:style style:name="T20" style:family="text">
      <style:text-properties fo:color="#c00000" style:font-name="Calibri1" fo:font-size="11pt" fo:font-weight="bold" style:font-name-asian="Calibri1" style:font-size-asian="11pt" style:font-weight-asian="bold" style:font-name-complex="Calibri1" style:font-size-complex="11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M0">
        <draw:g>
          <draw:polygon draw:style-name="gr1" draw:text-style-name="P1" draw:layer="layout" svg:width="27.373cm" svg:height="0.641cm" svg:x="1.714cm" svg:y="2.619cm" svg:viewBox="0 0 27374 642" draw:points="0,642 27374,642 27374,0 0,0">
            <text:p/>
          </draw:polygon>
          <draw:frame draw:style-name="gr2" draw:text-style-name="P3" draw:layer="layout" svg:width="27.373cm" svg:height="0.655cm" svg:x="1.714cm" svg:y="2.612cm">
            <draw:text-box>
              <text:p text:style-name="P2"><text:span text:style-name="T1">Incident reported to Malfare via radio from a No-Mad or via a participant at Malfare—</text:span><text:span text:style-name="T2">never mention sensitive information over the radio!</text:span></text:p>
            </draw:text-box>
          </draw:frame>
        </draw:g>
        <draw:g>
          <draw:polygon draw:style-name="gr1" draw:text-style-name="P1" draw:layer="layout" svg:width="28.35cm" svg:height="1.565cm" svg:x="0.685cm" svg:y="0.76cm" svg:viewBox="0 0 28351 1566" draw:points="0,1566 28351,1566 28351,0 0,0">
            <text:p/>
          </draw:polygon>
          <draw:polygon draw:style-name="gr3" draw:text-style-name="P3" draw:layer="layout" svg:width="28.35cm" svg:height="1.565cm" svg:x="0.685cm" svg:y="0.76cm" svg:viewBox="0 0 28351 1566" draw:points="0,1566 28351,1566 28351,0 0,0">
            <text:p/>
          </draw:polygon>
        </draw:g>
        <draw:g>
          <draw:polygon draw:style-name="gr1" draw:text-style-name="P1" draw:layer="layout" svg:width="28.35cm" svg:height="0.5cm" svg:x="0.715cm" svg:y="1.26cm" svg:viewBox="0 0 28351 501" draw:points="0,501 28351,501 28351,0 0,0">
            <text:p/>
          </draw:polygon>
          <draw:frame draw:style-name="gr4" draw:text-style-name="P3" draw:layer="layout" svg:width="28.35cm" svg:height="1.485cm" svg:x="0.715cm" svg:y="0.768cm">
            <draw:text-box>
              <text:p text:style-name="P2"><text:span text:style-name="T3">Vehicular Accident</text:span></text:p>
            </draw:text-box>
          </draw:frame>
        </draw:g>
        <draw:g>
          <draw:polygon draw:style-name="gr1" draw:text-style-name="P1" draw:layer="layout" svg:width="0.5cm" svg:height="1cm" svg:x="0.525cm" svg:y="3.18cm" svg:viewBox="0 0 501 1001" draw:points="0,1001 501,1001 501,0 0,0">
            <text:p/>
          </draw:polygon>
          <draw:frame draw:style-name="gr5" draw:text-style-name="P3" draw:layer="layout" svg:width="0.5cm" svg:height="2.345cm" svg:x="0.525cm" svg:y="2.508cm">
            <draw:text-box>
              <text:p text:style-name="P2"><text:span text:style-name="T4">1</text:span></text:p>
            </draw:text-box>
          </draw:frame>
        </draw:g>
        <draw:g>
          <draw:line draw:style-name="gr6" draw:text-style-name="P3" draw:layer="layout" svg:x1="2.075cm" svg:y1="3.681cm" svg:x2="29.036cm" svg:y2="3.655cm">
            <text:p/>
          </draw:line>
          <draw:frame draw:style-name="gr7" draw:text-style-name="P3" draw:layer="layout" svg:width="5.332cm" svg:height="1.053cm" svg:x="12.889cm" svg:y="3.141cm">
            <draw:text-box>
              <text:p text:style-name="P2"><text:span text:style-name="T5">Immediate actions</text:span></text:p>
            </draw:text-box>
          </draw:frame>
        </draw:g>
        <draw:g>
          <draw:polygon draw:style-name="gr1" draw:text-style-name="P1" draw:layer="layout" svg:width="5cm" svg:height="0.5cm" svg:x="24.035cm" svg:y="40.695cm" svg:viewBox="0 0 5001 501" draw:points="0,501 5001,501 5001,0 0,0">
            <text:p/>
          </draw:polygon>
          <draw:frame draw:style-name="gr8" draw:text-style-name="P3" draw:layer="layout" svg:width="5cm" svg:height="0.622cm" svg:x="24.035cm" svg:y="40.634cm">
            <draw:text-box>
              <text:p text:style-name="P2"><text:span text:style-name="T6">Vehicular accident</text:span></text:p>
            </draw:text-box>
          </draw:frame>
        </draw:g>
        <draw:g>
          <draw:polygon draw:style-name="gr1" draw:text-style-name="P1" draw:layer="layout" svg:width="0.5cm" svg:height="1cm" svg:x="0.535cm" svg:y="40.705cm" svg:viewBox="0 0 501 1001" draw:points="0,1001 501,1001 501,0 0,0">
            <text:p/>
          </draw:polygon>
          <draw:frame draw:style-name="gr5" draw:text-style-name="P3" draw:layer="layout" svg:width="0.5cm" svg:height="2.345cm" svg:x="0.535cm" svg:y="40.033cm">
            <draw:text-box>
              <text:p text:style-name="P2"><text:span text:style-name="T4">3</text:span></text:p>
            </draw:text-box>
          </draw:frame>
        </draw:g>
        <draw:g>
          <draw:line draw:style-name="gr6" draw:text-style-name="P3" draw:layer="layout" svg:x1="2.085cm" svg:y1="41.206cm" svg:x2="29.046cm" svg:y2="41.18cm">
            <text:p/>
          </draw:line>
          <draw:frame draw:style-name="gr7" draw:text-style-name="P3" draw:layer="layout" svg:width="5.967cm" svg:height="1.053cm" svg:x="12.582cm" svg:y="40.666cm">
            <draw:text-box>
              <text:p text:style-name="P2"><text:span text:style-name="T5">Roles at Incident Site</text:span></text:p>
            </draw:text-box>
          </draw:frame>
        </draw:g>
        <draw:g>
          <draw:g>
            <draw:path draw:style-name="gr1" draw:text-style-name="P1" draw:layer="layout" svg:width="4cm" svg:height="1.5cm" svg:x="2.035cm" svg:y="41.755cm" svg:viewBox="0 0 4001 1501" svg:d="M3502 1501c91 0 169-21 249-67s137-103 183-183 67-158 67-250v-502c0-91-21-169-67-249s-103-137-183-183-158-67-249-67h-3003c-91 0-169 21-249 67s-137 103-183 183-67 158-67 249v502c0 92 21 170 67 250s103 137 183 183 158 67 249 67z">
              <text:p/>
            </draw:path>
            <draw:path draw:style-name="gr3" draw:text-style-name="P3" draw:layer="layout" svg:width="4cm" svg:height="1.5cm" svg:x="2.035cm" svg:y="41.755cm" svg:viewBox="0 0 4001 1501" svg:d="M3502 1501c91 0 169-21 249-67s137-103 183-183 67-158 67-250v-502c0-91-21-169-67-249s-103-137-183-183-158-67-249-67h-3003c-91 0-169 21-249 67s-137 103-183 183-67 158-67 249v502c0 92 21 170 67 250s103 137 183 183 158 67 249 67z">
              <text:p/>
            </draw:path>
          </draw:g>
          <draw:frame draw:style-name="gr9" draw:text-style-name="P3" draw:layer="layout" svg:width="4cm" svg:height="1.57cm" svg:x="2.035cm" svg:y="41.72cm">
            <draw:text-box>
              <text:p text:style-name="P2"><text:span text:style-name="T7">MSL</text:span></text:p>
            </draw:text-box>
          </draw:frame>
        </draw:g>
        <draw:g>
          <draw:g>
            <draw:polygon draw:style-name="gr1" draw:text-style-name="P1" draw:layer="layout" svg:width="4cm" svg:height="1cm" svg:x="2.035cm" svg:y="43.66cm" svg:viewBox="0 0 4001 1001" draw:points="0,1001 4001,1001 4001,0 0,0">
              <text:p/>
            </draw:polygon>
            <draw:polygon draw:style-name="gr3" draw:text-style-name="P3" draw:layer="layout" svg:width="4cm" svg:height="1cm" svg:x="2.035cm" svg:y="43.66cm" svg:viewBox="0 0 4001 1001" draw:points="0,1001 4001,1001 4001,0 0,0">
              <text:p/>
            </draw:polygon>
          </draw:g>
          <draw:frame draw:style-name="gr10" draw:text-style-name="P3" draw:layer="layout" svg:width="4cm" svg:height="1.269cm" svg:x="2.035cm" svg:y="43.526cm">
            <draw:text-box>
              <text:p text:style-name="P2"><text:span text:style-name="T8">Oversee NMs and TRANS </text:span></text:p>
            </draw:text-box>
          </draw:frame>
        </draw:g>
        <draw:g>
          <draw:g>
            <draw:polygon draw:style-name="gr1" draw:text-style-name="P1" draw:layer="layout" svg:width="2.799cm" svg:height="2.329cm" svg:x="18.8cm" svg:y="53.562cm" svg:viewBox="0 0 2800 2330" draw:points="0,2330 2800,2330 2800,0 0,0">
              <text:p/>
            </draw:polygon>
            <draw:polygon draw:style-name="gr3" draw:text-style-name="P3" draw:layer="layout" svg:width="2.799cm" svg:height="2.329cm" svg:x="18.8cm" svg:y="53.562cm" svg:viewBox="0 0 2800 2330" draw:points="0,2330 2800,2330 2800,0 0,0">
              <text:p/>
            </draw:polygon>
          </draw:g>
          <draw:frame draw:style-name="gr11" draw:text-style-name="P4" draw:layer="layout" svg:width="2.799cm" svg:height="3.148cm" svg:x="18.8cm" svg:y="53.152cm">
            <draw:text-box>
              <text:p text:style-name="P2"><text:span text:style-name="T8">Keep record of all involved/evacuated</text:span></text:p>
            </draw:text-box>
          </draw:frame>
        </draw:g>
        <draw:g>
          <draw:g>
            <draw:polygon draw:style-name="gr1" draw:text-style-name="P1" draw:layer="layout" svg:width="4cm" svg:height="1cm" svg:x="2.035cm" svg:y="45.06cm" svg:viewBox="0 0 4001 1001" draw:points="0,1001 4001,1001 4001,0 0,0">
              <text:p/>
            </draw:polygon>
            <draw:polygon draw:style-name="gr3" draw:text-style-name="P3" draw:layer="layout" svg:width="4cm" svg:height="1cm" svg:x="2.035cm" svg:y="45.06cm" svg:viewBox="0 0 4001 1001" draw:points="0,1001 4001,1001 4001,0 0,0">
              <text:p/>
            </draw:polygon>
          </draw:g>
          <draw:frame draw:style-name="gr10" draw:text-style-name="P3" draw:layer="layout" svg:width="4cm" svg:height="1.269cm" svg:x="2.035cm" svg:y="44.926cm">
            <draw:text-box>
              <text:p text:style-name="P2"><text:span text:style-name="T8">Coordinate with MEDTEAM</text:span></text:p>
            </draw:text-box>
          </draw:frame>
        </draw:g>
        <draw:g>
          <draw:g>
            <draw:polygon draw:style-name="gr1" draw:text-style-name="P1" draw:layer="layout" svg:width="4cm" svg:height="2.09cm" svg:x="2.099cm" svg:y="46.603cm" svg:viewBox="0 0 4001 2091" draw:points="0,2091 4001,2091 4001,0 0,0">
              <text:p/>
            </draw:polygon>
            <draw:polygon draw:style-name="gr3" draw:text-style-name="P3" draw:layer="layout" svg:width="4cm" svg:height="2.09cm" svg:x="2.099cm" svg:y="46.603cm" svg:viewBox="0 0 4001 2091" draw:points="0,2091 4001,2091 4001,0 0,0">
              <text:p/>
            </draw:polygon>
          </draw:g>
          <draw:frame draw:style-name="gr12" draw:text-style-name="P3" draw:layer="layout" svg:width="4cm" svg:height="2.497cm" svg:x="2.099cm" svg:y="46.4cm">
            <draw:text-box>
              <text:p text:style-name="P2"><text:span text:style-name="T8">Coordinate with SL to make all non-medical decisions related to the event</text:span></text:p>
            </draw:text-box>
          </draw:frame>
        </draw:g>
        <draw:g>
          <draw:g>
            <draw:polygon draw:style-name="gr1" draw:text-style-name="P1" draw:layer="layout" svg:width="4cm" svg:height="1cm" svg:x="2.099cm" svg:y="49.234cm" svg:viewBox="0 0 4001 1001" draw:points="0,1001 4001,1001 4001,0 0,0">
              <text:p/>
            </draw:polygon>
            <draw:polygon draw:style-name="gr3" draw:text-style-name="P3" draw:layer="layout" svg:width="4cm" svg:height="1cm" svg:x="2.099cm" svg:y="49.234cm" svg:viewBox="0 0 4001 1001" draw:points="0,1001 4001,1001 4001,0 0,0">
              <text:p/>
            </draw:polygon>
          </draw:g>
          <draw:frame draw:style-name="gr10" draw:text-style-name="P3" draw:layer="layout" svg:width="4cm" svg:height="1.269cm" svg:x="2.099cm" svg:y="49.1cm">
            <draw:text-box>
              <text:p text:style-name="P2"><text:span text:style-name="T8">Coordinate Gate permissions</text:span></text:p>
            </draw:text-box>
          </draw:frame>
        </draw:g>
        <draw:g>
          <draw:g>
            <draw:path draw:style-name="gr1" draw:text-style-name="P1" draw:layer="layout" svg:width="4cm" svg:height="1.5cm" svg:x="6.785cm" svg:y="41.755cm" svg:viewBox="0 0 4001 1501" svg:d="M3501 1501c92 0 170-21 250-67s137-103 183-183 67-158 67-250v-502c0-91-21-169-67-249s-103-137-183-183-158-67-250-67h-3002c-92 0-170 21-249 67-80 46-137 103-183 183s-67 158-67 249v502c0 92 21 170 67 250s103 137 183 183c79 46 157 67 249 67z">
              <text:p/>
            </draw:path>
            <draw:path draw:style-name="gr3" draw:text-style-name="P3" draw:layer="layout" svg:width="4cm" svg:height="1.5cm" svg:x="6.785cm" svg:y="41.755cm" svg:viewBox="0 0 4001 1501" svg:d="M3501 1501c92 0 170-21 250-67s137-103 183-183 67-158 67-250v-502c0-91-21-169-67-249s-103-137-183-183-158-67-250-67h-3002c-92 0-170 21-249 67-80 46-137 103-183 183s-67 158-67 249v502c0 92 21 170 67 250s103 137 183 183c79 46 157 67 249 67z">
              <text:p/>
            </draw:path>
          </draw:g>
          <draw:frame draw:style-name="gr9" draw:text-style-name="P3" draw:layer="layout" svg:width="4cm" svg:height="1.57cm" svg:x="6.785cm" svg:y="41.72cm">
            <draw:text-box>
              <text:p text:style-name="P2"><text:span text:style-name="T7">NOMAD</text:span></text:p>
            </draw:text-box>
          </draw:frame>
        </draw:g>
        <draw:g>
          <draw:g>
            <draw:polygon draw:style-name="gr1" draw:text-style-name="P1" draw:layer="layout" svg:width="4cm" svg:height="0.505cm" svg:x="6.9cm" svg:y="45.875cm" svg:viewBox="0 0 4001 506" draw:points="0,506 4001,506 4001,0 0,0">
              <text:p/>
            </draw:polygon>
            <draw:polygon draw:style-name="gr3" draw:text-style-name="P3" draw:layer="layout" svg:width="4cm" svg:height="0.505cm" svg:x="6.9cm" svg:y="45.875cm" svg:viewBox="0 0 4001 506" draw:points="0,506 4001,506 4001,0 0,0">
              <text:p/>
            </draw:polygon>
          </draw:g>
          <draw:frame draw:style-name="gr2" draw:text-style-name="P3" draw:layer="layout" svg:width="4cm" svg:height="0.655cm" svg:x="6.9cm" svg:y="45.8cm">
            <draw:text-box>
              <text:p text:style-name="P2"><text:span text:style-name="T8">Tape off perimeter </text:span></text:p>
            </draw:text-box>
          </draw:frame>
        </draw:g>
        <draw:g>
          <draw:g>
            <draw:polygon draw:style-name="gr1" draw:text-style-name="P1" draw:layer="layout" svg:width="4cm" svg:height="2.695cm" svg:x="6.899cm" svg:y="48.197cm" svg:viewBox="0 0 4001 2696" draw:points="0,2696 4001,2696 4001,0 0,0">
              <text:p/>
            </draw:polygon>
            <draw:polygon draw:style-name="gr3" draw:text-style-name="P3" draw:layer="layout" svg:width="4cm" svg:height="2.695cm" svg:x="6.899cm" svg:y="48.197cm" svg:viewBox="0 0 4001 2696" draw:points="0,2696 4001,2696 4001,0 0,0">
              <text:p/>
            </draw:polygon>
          </draw:g>
          <draw:frame draw:style-name="gr13" draw:text-style-name="P3" draw:layer="layout" svg:width="4cm" svg:height="3.111cm" svg:x="6.899cm" svg:y="47.989cm">
            <draw:text-box>
              <text:p text:style-name="P2"><text:span text:style-name="T8">Clear area of those not directly-involved. Those needing non-medical attention to WE </text:span></text:p>
            </draw:text-box>
          </draw:frame>
        </draw:g>
        <draw:g>
          <draw:g>
            <draw:polygon draw:style-name="gr1" draw:text-style-name="P1" draw:layer="layout" svg:width="4cm" svg:height="2.24cm" svg:x="6.899cm" svg:y="55.081cm" svg:viewBox="0 0 4001 2241" draw:points="0,2241 4001,2241 4001,0 0,0">
              <text:p/>
            </draw:polygon>
            <draw:polygon draw:style-name="gr3" draw:text-style-name="P3" draw:layer="layout" svg:width="4cm" svg:height="2.24cm" svg:x="6.899cm" svg:y="55.081cm" svg:viewBox="0 0 4001 2241" draw:points="0,2241 4001,2241 4001,0 0,0">
              <text:p/>
            </draw:polygon>
          </draw:g>
          <draw:frame draw:style-name="gr14" draw:text-style-name="P4" draw:layer="layout" svg:width="4cm" svg:height="2.797cm" svg:x="6.899cm" svg:y="54.803cm">
            <draw:text-box>
              <text:p text:style-name="P2"><text:span text:style-name="T8">Identify witnesses who can help to reconstruct what happened</text:span></text:p>
            </draw:text-box>
          </draw:frame>
        </draw:g>
        <draw:g>
          <draw:g>
            <draw:polygon draw:style-name="gr1" draw:text-style-name="P1" draw:layer="layout" svg:width="4cm" svg:height="0.805cm" svg:x="6.9cm" svg:y="46.694cm" svg:viewBox="0 0 4001 806" draw:points="0,806 4001,806 4001,0 0,0">
              <text:p/>
            </draw:polygon>
            <draw:polygon draw:style-name="gr3" draw:text-style-name="P3" draw:layer="layout" svg:width="4cm" svg:height="0.805cm" svg:x="6.9cm" svg:y="46.694cm" svg:viewBox="0 0 4001 806" draw:points="0,806 4001,806 4001,0 0,0">
              <text:p/>
            </draw:polygon>
          </draw:g>
          <draw:frame draw:style-name="gr15" draw:text-style-name="P3" draw:layer="layout" svg:width="4cm" svg:height="0.805cm" svg:x="6.9cm" svg:y="46.694cm">
            <draw:text-box>
              <text:p text:style-name="P2"><text:span text:style-name="T8">Maintain perimeter</text:span></text:p>
            </draw:text-box>
          </draw:frame>
        </draw:g>
        <draw:g>
          <draw:g>
            <draw:polygon draw:style-name="gr1" draw:text-style-name="P1" draw:layer="layout" svg:width="4cm" svg:height="1.733cm" svg:x="2.099cm" svg:y="50.942cm" svg:viewBox="0 0 4001 1734" draw:points="0,1734 4001,1734 4001,0 0,0">
              <text:p/>
            </draw:polygon>
            <draw:polygon draw:style-name="gr3" draw:text-style-name="P3" draw:layer="layout" svg:width="4cm" svg:height="1.733cm" svg:x="2.099cm" svg:y="50.942cm" svg:viewBox="0 0 4001 1734" draw:points="0,1734 4001,1734 4001,0 0,0">
              <text:p/>
            </draw:polygon>
          </draw:g>
          <draw:frame draw:style-name="gr16" draw:text-style-name="P4" draw:layer="layout" svg:width="4cm" svg:height="2.183cm" svg:x="2.099cm" svg:y="50.717cm">
            <draw:text-box>
              <text:p text:style-name="P2"><text:span text:style-name="T8">Direct NMs to locate and cordon off person’s tent/vehicle</text:span></text:p>
            </draw:text-box>
          </draw:frame>
        </draw:g>
        <draw:g>
          <draw:g>
            <draw:path draw:style-name="gr1" draw:text-style-name="P1" draw:layer="layout" svg:width="3.367cm" svg:height="1.5cm" svg:x="11.3cm" svg:y="41.755cm" svg:viewBox="0 0 3368 1501" svg:d="M2868 1501c92 0 170-21 250-67s137-103 183-183 67-158 67-250v-502c0-91-21-169-67-249s-103-137-183-183-158-67-250-67h-2369c-91 0-169 21-249 67s-137 103-183 183-67 158-67 249v502c0 92 21 170 67 250s103 137 183 183 158 67 249 67z">
              <text:p/>
            </draw:path>
            <draw:path draw:style-name="gr3" draw:text-style-name="P3" draw:layer="layout" svg:width="3.367cm" svg:height="1.5cm" svg:x="11.3cm" svg:y="41.755cm" svg:viewBox="0 0 3368 1501" svg:d="M2868 1501c92 0 170-21 250-67s137-103 183-183 67-158 67-250v-502c0-91-21-169-67-249s-103-137-183-183-158-67-250-67h-2369c-91 0-169 21-249 67s-137 103-183 183-67 158-67 249v502c0 92 21 170 67 250s103 137 183 183 158 67 249 67z">
              <text:p/>
            </draw:path>
          </draw:g>
          <draw:frame draw:style-name="gr17" draw:text-style-name="P3" draw:layer="layout" svg:width="3.367cm" svg:height="1.5cm" svg:x="11.3cm" svg:y="41.755cm">
            <draw:text-box>
              <text:p text:style-name="P2"><text:span text:style-name="T9">MEDTEAM</text:span></text:p>
            </draw:text-box>
          </draw:frame>
        </draw:g>
        <draw:frame draw:style-name="gr18" draw:text-style-name="P4" draw:layer="layout" svg:width="2.712cm" svg:height="2.04cm" svg:x="11.627cm" svg:y="43.66cm">
          <draw:text-box>
            <text:p text:style-name="P2"><text:span text:style-name="T8">Attend to medical needs.</text:span></text:p>
          </draw:text-box>
        </draw:frame>
        <draw:g>
          <draw:g>
            <draw:path draw:style-name="gr1" draw:text-style-name="P1" draw:layer="layout" svg:width="2.655cm" svg:height="1.5cm" svg:x="15.345cm" svg:y="41.755cm" svg:viewBox="0 0 2656 1501" svg:d="M2156 1501c92 0 170-21 250-67s137-103 183-183 67-158 67-250v-502c0-91-21-169-67-249s-103-137-183-183-158-67-250-67h-1657c-92 0-169 21-249 67s-137 103-183 183-67 158-67 249v502c0 92 21 170 67 250s103 137 183 183 157 67 249 67z">
              <text:p/>
            </draw:path>
            <draw:path draw:style-name="gr3" draw:text-style-name="P3" draw:layer="layout" svg:width="2.655cm" svg:height="1.5cm" svg:x="15.345cm" svg:y="41.755cm" svg:viewBox="0 0 2656 1501" svg:d="M2156 1501c92 0 170-21 250-67s137-103 183-183 67-158 67-250v-502c0-91-21-169-67-249s-103-137-183-183-158-67-250-67h-1657c-92 0-169 21-249 67s-137 103-183 183-67 158-67 249v502c0 92 21 170 67 250s103 137 183 183 157 67 249 67z">
              <text:p/>
            </draw:path>
          </draw:g>
          <draw:frame draw:style-name="gr17" draw:text-style-name="P3" draw:layer="layout" svg:width="2.655cm" svg:height="1.5cm" svg:x="15.345cm" svg:y="41.755cm">
            <draw:text-box>
              <text:p text:style-name="P2"><text:span text:style-name="T9">INTR</text:span></text:p>
            </draw:text-box>
          </draw:frame>
        </draw:g>
        <draw:g>
          <draw:g>
            <draw:polygon draw:style-name="gr1" draw:text-style-name="P1" draw:layer="layout" svg:width="2.712cm" svg:height="2.3cm" svg:x="15.288cm" svg:y="43.66cm" svg:viewBox="0 0 2713 2301" draw:points="0,2301 2713,2301 2713,0 0,0">
              <text:p/>
            </draw:polygon>
            <draw:polygon draw:style-name="gr3" draw:text-style-name="P3" draw:layer="layout" svg:width="2.712cm" svg:height="2.3cm" svg:x="15.288cm" svg:y="43.66cm" svg:viewBox="0 0 2713 2301" draw:points="0,2301 2713,2301 2713,0 0,0">
              <text:p/>
            </draw:polygon>
          </draw:g>
          <draw:frame draw:style-name="gr12" draw:text-style-name="P3" draw:layer="layout" svg:width="2.712cm" svg:height="2.497cm" svg:x="15.288cm" svg:y="43.562cm">
            <draw:text-box>
              <text:p text:style-name="P2"><text:span text:style-name="T8">Exclusively under direction of MSL</text:span></text:p>
            </draw:text-box>
          </draw:frame>
        </draw:g>
        <draw:g>
          <draw:polygon draw:style-name="gr1" draw:text-style-name="P1" draw:layer="layout" svg:width="5cm" svg:height="0.5cm" svg:x="24.025cm" svg:y="60.35cm" svg:viewBox="0 0 5001 501" draw:points="0,501 5001,501 5001,0 0,0">
            <text:p/>
          </draw:polygon>
          <draw:frame draw:style-name="gr8" draw:text-style-name="P3" draw:layer="layout" svg:width="5cm" svg:height="0.622cm" svg:x="24.025cm" svg:y="60.289cm">
            <draw:text-box>
              <text:p text:style-name="P2"><text:span text:style-name="T6">Death on Site </text:span></text:p>
            </draw:text-box>
          </draw:frame>
        </draw:g>
        <draw:g>
          <draw:polygon draw:style-name="gr1" draw:text-style-name="P1" draw:layer="layout" svg:width="0.5cm" svg:height="1cm" svg:x="0.525cm" svg:y="60.36cm" svg:viewBox="0 0 501 1001" draw:points="0,1001 501,1001 501,0 0,0">
            <text:p/>
          </draw:polygon>
          <draw:frame draw:style-name="gr5" draw:text-style-name="P3" draw:layer="layout" svg:width="0.5cm" svg:height="2.345cm" svg:x="0.525cm" svg:y="59.688cm">
            <draw:text-box>
              <text:p text:style-name="P2"><text:span text:style-name="T4">4</text:span></text:p>
            </draw:text-box>
          </draw:frame>
        </draw:g>
        <draw:g>
          <draw:line draw:style-name="gr6" draw:text-style-name="P3" draw:layer="layout" svg:x1="2.075cm" svg:y1="60.861cm" svg:x2="29.036cm" svg:y2="60.835cm">
            <text:p/>
          </draw:line>
          <draw:frame draw:style-name="gr7" draw:text-style-name="P3" draw:layer="layout" svg:width="3.264cm" svg:height="1.053cm" svg:x="13.923cm" svg:y="60.321cm">
            <draw:text-box>
              <text:p text:style-name="P2"><text:span text:style-name="T5">Post-Event</text:span></text:p>
            </draw:text-box>
          </draw:frame>
        </draw:g>
        <draw:g>
          <draw:g>
            <draw:path draw:style-name="gr1" draw:text-style-name="P1" draw:layer="layout" svg:width="3.33cm" svg:height="1.5cm" svg:x="2.029cm" svg:y="61.455cm" svg:viewBox="0 0 3331 1501" svg:d="M2831 1501c92 0 170-21 250-67s137-103 183-183 67-158 67-250v-502c0-91-21-169-67-249s-103-137-183-183-158-67-250-67h-2332c-91 0-169 21-249 67s-137 103-183 183-67 158-67 249v502c0 92 21 170 67 250s103 137 183 183 158 67 249 67z">
              <text:p/>
            </draw:path>
            <draw:path draw:style-name="gr3" draw:text-style-name="P3" draw:layer="layout" svg:width="3.33cm" svg:height="1.5cm" svg:x="2.029cm" svg:y="61.455cm" svg:viewBox="0 0 3331 1501" svg:d="M2831 1501c92 0 170-21 250-67s137-103 183-183 67-158 67-250v-502c0-91-21-169-67-249s-103-137-183-183-158-67-250-67h-2332c-91 0-169 21-249 67s-137 103-183 183-67 158-67 249v502c0 92 21 170 67 250s103 137 183 183 158 67 249 67z">
              <text:p/>
            </draw:path>
          </draw:g>
          <draw:frame draw:style-name="gr9" draw:text-style-name="P3" draw:layer="layout" svg:width="3.33cm" svg:height="1.57cm" svg:x="2.029cm" svg:y="61.42cm">
            <draw:text-box>
              <text:p text:style-name="P2"><text:span text:style-name="T7">MSL</text:span></text:p>
            </draw:text-box>
          </draw:frame>
        </draw:g>
        <draw:g>
          <draw:g>
            <draw:path draw:style-name="gr1" draw:text-style-name="P1" draw:layer="layout" svg:width="3.33cm" svg:height="1.5cm" svg:x="6.2cm" svg:y="61.455cm" svg:viewBox="0 0 3331 1501" svg:d="M2831 1501c92 0 170-21 250-67s137-103 183-183 67-158 67-250v-502c0-91-21-169-67-249s-103-137-183-183-158-67-250-67h-2332c-91 0-169 21-249 67s-137 103-183 183-67 158-67 249v502c0 92 21 170 67 250s103 137 183 183 158 67 249 67z">
              <text:p/>
            </draw:path>
            <draw:path draw:style-name="gr3" draw:text-style-name="P3" draw:layer="layout" svg:width="3.33cm" svg:height="1.5cm" svg:x="6.2cm" svg:y="61.455cm" svg:viewBox="0 0 3331 1501" svg:d="M2831 1501c92 0 170-21 250-67s137-103 183-183 67-158 67-250v-502c0-91-21-169-67-249s-103-137-183-183-158-67-250-67h-2332c-91 0-169 21-249 67s-137 103-183 183-67 158-67 249v502c0 92 21 170 67 250s103 137 183 183 158 67 249 67z">
              <text:p/>
            </draw:path>
          </draw:g>
          <draw:frame draw:style-name="gr17" draw:text-style-name="P3" draw:layer="layout" svg:width="3.33cm" svg:height="1.5cm" svg:x="6.2cm" svg:y="61.455cm">
            <draw:text-box>
              <text:p text:style-name="P2"><text:span text:style-name="T10">NOMAD</text:span></text:p>
            </draw:text-box>
          </draw:frame>
        </draw:g>
        <draw:g>
          <draw:g>
            <draw:polygon draw:style-name="gr1" draw:text-style-name="P1" draw:layer="layout" svg:width="3.33cm" svg:height="1.505cm" svg:x="2.029cm" svg:y="66.434cm" svg:viewBox="0 0 3331 1506" draw:points="0,1506 3331,1506 3331,0 0,0">
              <text:p/>
            </draw:polygon>
            <draw:polygon draw:style-name="gr3" draw:text-style-name="P3" draw:layer="layout" svg:width="3.33cm" svg:height="1.505cm" svg:x="2.029cm" svg:y="66.434cm" svg:viewBox="0 0 3331 1506" draw:points="0,1506 3331,1506 3331,0 0,0">
              <text:p/>
            </draw:polygon>
          </draw:g>
          <draw:frame draw:style-name="gr19" draw:text-style-name="P3" draw:layer="layout" svg:width="3.33cm" svg:height="1.883cm" svg:x="2.029cm" svg:y="66.245cm">
            <draw:text-box>
              <text:p text:style-name="P2"><text:span text:style-name="T8">Photograph site for incident reports</text:span></text:p>
            </draw:text-box>
          </draw:frame>
        </draw:g>
        <draw:g>
          <draw:g>
            <draw:polygon draw:style-name="gr1" draw:text-style-name="P1" draw:layer="layout" svg:width="3.33cm" svg:height="2.005cm" svg:x="2.029cm" svg:y="68.439cm" svg:viewBox="0 0 3331 2006" draw:points="0,2006 3331,2006 3331,0 0,0">
              <text:p/>
            </draw:polygon>
            <draw:polygon draw:style-name="gr3" draw:text-style-name="P3" draw:layer="layout" svg:width="3.33cm" svg:height="2.005cm" svg:x="2.029cm" svg:y="68.439cm" svg:viewBox="0 0 3331 2006" draw:points="0,2006 3331,2006 3331,0 0,0">
              <text:p/>
            </draw:polygon>
          </draw:g>
          <draw:frame draw:style-name="gr12" draw:text-style-name="P3" draw:layer="layout" svg:width="3.33cm" svg:height="2.497cm" svg:x="2.029cm" svg:y="68.193cm">
            <draw:text-box>
              <text:p text:style-name="P2"><text:span text:style-name="T8">Liaise with WE and SL — assess needs for further actions together</text:span></text:p>
            </draw:text-box>
          </draw:frame>
        </draw:g>
        <draw:g>
          <draw:g>
            <draw:polygon draw:style-name="gr1" draw:text-style-name="P1" draw:layer="layout" svg:width="3.33cm" svg:height="3cm" svg:x="10.37cm" svg:y="66.439cm" svg:viewBox="0 0 3331 3001" draw:points="0,3001 3331,3001 3331,0 0,0">
              <text:p/>
            </draw:polygon>
            <draw:polygon draw:style-name="gr3" draw:text-style-name="P3" draw:layer="layout" svg:width="3.33cm" svg:height="3cm" svg:x="10.37cm" svg:y="66.439cm" svg:viewBox="0 0 3331 3001" draw:points="0,3001 3331,3001 3331,0 0,0">
              <text:p/>
            </draw:polygon>
          </draw:g>
          <draw:frame draw:style-name="gr13" draw:text-style-name="P3" draw:layer="layout" svg:width="3.33cm" svg:height="3.111cm" svg:x="10.37cm" svg:y="66.384cm">
            <draw:text-box>
              <text:p text:style-name="P2"><text:span text:style-name="T8">Coordinate assistance to next of kin/friends during ongoing period. </text:span></text:p>
            </draw:text-box>
          </draw:frame>
        </draw:g>
        <draw:g>
          <draw:g>
            <draw:polygon draw:style-name="gr1" draw:text-style-name="P1" draw:layer="layout" svg:width="3.33cm" svg:height="0.5cm" svg:x="2cm" svg:y="70.939cm" svg:viewBox="0 0 3331 501" draw:points="0,501 3331,501 3331,0 0,0">
              <text:p/>
            </draw:polygon>
            <draw:polygon draw:style-name="gr3" draw:text-style-name="P3" draw:layer="layout" svg:width="3.33cm" svg:height="0.5cm" svg:x="2cm" svg:y="70.939cm" svg:viewBox="0 0 3331 501" draw:points="0,501 3331,501 3331,0 0,0">
              <text:p/>
            </draw:polygon>
          </draw:g>
          <draw:frame draw:style-name="gr2" draw:text-style-name="P3" draw:layer="layout" svg:width="3.33cm" svg:height="0.655cm" svg:x="2cm" svg:y="70.862cm">
            <draw:text-box>
              <text:p text:style-name="P2"><text:span text:style-name="T8">Follow-ups </text:span></text:p>
            </draw:text-box>
          </draw:frame>
        </draw:g>
        <draw:frame draw:style-name="gr20" draw:text-style-name="P4" draw:layer="layout" svg:width="3.101cm" svg:height="1.5cm" svg:x="2.114cm" svg:y="71.839cm">
          <draw:text-box>
            <text:p text:style-name="P2"><text:span text:style-name="T11">Injured/Traumatized participants</text:span></text:p>
          </draw:text-box>
        </draw:frame>
        <draw:line draw:style-name="gr21" draw:text-style-name="P3" draw:layer="layout" svg:x1="3.665cm" svg:y1="71.439cm" svg:x2="3.665cm" svg:y2="71.838cm">
          <text:p/>
        </draw:line>
        <draw:g>
          <draw:g>
            <draw:polygon draw:style-name="gr1" draw:text-style-name="P1" draw:layer="layout" svg:width="3.33cm" svg:height="1.505cm" svg:x="6.2cm" svg:y="66.434cm" svg:viewBox="0 0 3331 1506" draw:points="0,1506 3331,1506 3331,0 0,0">
              <text:p/>
            </draw:polygon>
            <draw:polygon draw:style-name="gr3" draw:text-style-name="P3" draw:layer="layout" svg:width="3.33cm" svg:height="1.505cm" svg:x="6.2cm" svg:y="66.434cm" svg:viewBox="0 0 3331 1506" draw:points="0,1506 3331,1506 3331,0 0,0">
              <text:p/>
            </draw:polygon>
          </draw:g>
          <draw:frame draw:style-name="gr22" draw:text-style-name="P3" draw:layer="layout" svg:width="3.33cm" svg:height="1.741cm" svg:x="6.2cm" svg:y="66.316cm">
            <draw:text-box>
              <text:p text:style-name="P2"><text:span text:style-name="T11">Clean-up of hazardous materials (blood, etc.)</text:span></text:p>
            </draw:text-box>
          </draw:frame>
        </draw:g>
        <draw:frame draw:style-name="gr23" draw:text-style-name="P4" draw:layer="layout" svg:width="3.9cm" svg:height="2.604cm" svg:x="6cm" svg:y="68.496cm">
          <draw:text-box>
            <text:p text:style-name="P2"><text:span text:style-name="T8">Proper disposal/storage of bio-hazardous materials</text:span></text:p>
          </draw:text-box>
        </draw:frame>
        <draw:frame draw:style-name="gr24" draw:text-style-name="P3" draw:layer="layout" svg:width="10.2cm" svg:height="5.21cm" svg:x="17.5cm" svg:y="73.743cm">
          <draw:text-box>
            <text:p text:style-name="P5"><text:span text:style-name="T12">** NOTE: If it is time for a new shift to come on, the new shift will quietly take up regular shift activities, while the previous shift continues with emergency response, until there is an appropriate moment to calmly and orderly make the shift change or hand over duties to the fresh team coming on.</text:span></text:p>
          </draw:text-box>
        </draw:frame>
        <draw:frame draw:style-name="gr25" draw:text-style-name="P7" draw:layer="layout" svg:width="2.8cm" svg:height="3.725cm" svg:x="15.2cm" svg:y="46.6cm">
          <draw:text-box>
            <text:p text:style-name="P6"><text:span text:style-name="T8">Translate for SL, MSL, LE, Fire Dept, Medics, Security, those involved</text:span></text:p>
          </draw:text-box>
        </draw:frame>
        <draw:line draw:style-name="gr21" draw:text-style-name="P3" draw:layer="layout" svg:x1="16.644cm" svg:y1="45.96cm" svg:x2="16.644cm" svg:y2="46.525cm">
          <text:p/>
        </draw:line>
        <draw:frame draw:style-name="gr26" draw:text-style-name="P7" draw:layer="layout" svg:width="3.68cm" svg:height="1.883cm" svg:x="6.975cm" svg:y="57.766cm">
          <draw:text-box>
            <text:p text:style-name="P6"><text:span text:style-name="T8">Accompany witness to Malfare cabin to give a statement</text:span></text:p>
          </draw:text-box>
        </draw:frame>
        <draw:line draw:style-name="gr21" draw:text-style-name="P3" draw:layer="layout" svg:x1="8.815cm" svg:y1="57.46cm" svg:x2="8.815cm" svg:y2="57.96cm">
          <text:p/>
        </draw:line>
        <draw:g>
          <draw:g>
            <draw:path draw:style-name="gr1" draw:text-style-name="P1" draw:layer="layout" svg:width="3.55cm" svg:height="1.5cm" svg:x="1.535cm" svg:y="4.255cm" svg:viewBox="0 0 3551 1501" svg:d="M3051 1501c92 0 170-21 250-67s137-103 183-183 67-158 67-250v-502c0-91-21-169-67-249s-103-137-183-183-158-67-250-67h-2552c-92 0-169 21-249 67s-137 103-183 183-67 158-67 249v502c0 92 21 170 67 250s103 137 183 183 157 67 249 67z">
              <text:p/>
            </draw:path>
            <draw:path draw:style-name="gr3" draw:text-style-name="P3" draw:layer="layout" svg:width="3.55cm" svg:height="1.5cm" svg:x="1.535cm" svg:y="4.255cm" svg:viewBox="0 0 3551 1501" svg:d="M3051 1501c92 0 170-21 250-67s137-103 183-183 67-158 67-250v-502c0-91-21-169-67-249s-103-137-183-183-158-67-250-67h-2552c-92 0-169 21-249 67s-137 103-183 183-67 158-67 249v502c0 92 21 170 67 250s103 137 183 183 157 67 249 67z">
              <text:p/>
            </draw:path>
          </draw:g>
          <draw:frame draw:style-name="gr9" draw:text-style-name="P3" draw:layer="layout" svg:width="3.55cm" svg:height="1.57cm" svg:x="1.535cm" svg:y="4.22cm">
            <draw:text-box>
              <text:p text:style-name="P2"><text:span text:style-name="T7">MSL</text:span></text:p>
            </draw:text-box>
          </draw:frame>
        </draw:g>
        <draw:g>
          <draw:frame draw:style-name="gr26" draw:text-style-name="P4" draw:layer="layout" svg:width="3.55cm" svg:height="1.883cm" svg:x="1.535cm" svg:y="5.816cm">
            <draw:text-box>
              <text:p text:style-name="P2"><text:span text:style-name="T8">May chose to declare "Radio Priority" </text:span></text:p>
            </draw:text-box>
          </draw:frame>
        </draw:g>
        <draw:line draw:style-name="gr21" draw:text-style-name="P3" draw:layer="layout" svg:x1="3.3cm" svg:y1="7.7cm" svg:x2="3.3cm" svg:y2="8.201cm">
          <text:p/>
        </draw:line>
        <draw:g>
          <draw:g>
            <draw:path draw:style-name="gr1" draw:text-style-name="P1" draw:layer="layout" svg:width="3.55cm" svg:height="1.5cm" svg:x="5.618cm" svg:y="4.257cm" svg:viewBox="0 0 3551 1501" svg:d="M3051 1501c92 0 170-21 250-67s137-103 183-183 67-158 67-250v-502c0-91-21-169-67-249s-103-137-183-183-158-67-250-67h-2552c-92 0-169 21-249 67s-137 103-183 183-67 158-67 249v502c0 92 21 170 67 250s103 137 183 183 157 67 249 67z">
              <text:p/>
            </draw:path>
            <draw:path draw:style-name="gr3" draw:text-style-name="P3" draw:layer="layout" svg:width="3.55cm" svg:height="1.5cm" svg:x="5.618cm" svg:y="4.257cm" svg:viewBox="0 0 3551 1501" svg:d="M3051 1501c92 0 170-21 250-67s137-103 183-183 67-158 67-250v-502c0-91-21-169-67-249s-103-137-183-183-158-67-250-67h-2552c-92 0-169 21-249 67s-137 103-183 183-67 158-67 249v502c0 92 21 170 67 250s103 137 183 183 157 67 249 67z">
              <text:p/>
            </draw:path>
          </draw:g>
          <draw:frame draw:style-name="gr9" draw:text-style-name="P3" draw:layer="layout" svg:width="3.55cm" svg:height="1.57cm" svg:x="5.618cm" svg:y="4.222cm">
            <draw:text-box>
              <text:p text:style-name="P2"><text:span text:style-name="T7">GATE </text:span></text:p>
            </draw:text-box>
          </draw:frame>
        </draw:g>
        <draw:g>
          <draw:g>
            <draw:polygon draw:style-name="gr1" draw:text-style-name="P1" draw:layer="layout" svg:width="3.55cm" svg:height="2.2cm" svg:x="13.815cm" svg:y="6.255cm" svg:viewBox="0 0 3551 2201" draw:points="0,2201 3551,2201 3551,0 0,0">
              <text:p/>
            </draw:polygon>
            <draw:polygon draw:style-name="gr3" draw:text-style-name="P3" draw:layer="layout" svg:width="3.55cm" svg:height="2.2cm" svg:x="13.815cm" svg:y="6.255cm" svg:viewBox="0 0 3551 2201" draw:points="0,2201 3551,2201 3551,0 0,0">
              <text:p/>
            </draw:polygon>
          </draw:g>
          <draw:frame draw:style-name="gr12" draw:text-style-name="P3" draw:layer="layout" svg:width="3.55cm" svg:height="2.497cm" svg:x="13.815cm" svg:y="6.107cm">
            <draw:text-box>
              <text:p text:style-name="P2"><text:span text:style-name="T8">If a NM is already at the incident site, begin onsite role per step 3</text:span></text:p>
            </draw:text-box>
          </draw:frame>
        </draw:g>
        <draw:g>
          <draw:g>
            <draw:path draw:style-name="gr1" draw:text-style-name="P1" draw:layer="layout" svg:width="3.55cm" svg:height="1.5cm" svg:x="9.701cm" svg:y="4.257cm" svg:viewBox="0 0 3551 1501" svg:d="M3051 1501c92 0 170-21 250-67s137-103 183-183 67-158 67-250v-502c0-91-21-169-67-249s-103-137-183-183-158-67-250-67h-2552c-92 0-169 21-249 67s-137 103-183 183-67 158-67 249v502c0 92 21 170 67 250s103 137 183 183 157 67 249 67z">
              <text:p/>
            </draw:path>
            <draw:path draw:style-name="gr3" draw:text-style-name="P3" draw:layer="layout" svg:width="3.55cm" svg:height="1.5cm" svg:x="9.701cm" svg:y="4.257cm" svg:viewBox="0 0 3551 1501" svg:d="M3051 1501c92 0 170-21 250-67s137-103 183-183 67-158 67-250v-502c0-91-21-169-67-249s-103-137-183-183-158-67-250-67h-2552c-92 0-169 21-249 67s-137 103-183 183-67 158-67 249v502c0 92 21 170 67 250s103 137 183 183 157 67 249 67z">
              <text:p/>
            </draw:path>
          </draw:g>
          <draw:frame draw:style-name="gr9" draw:text-style-name="P3" draw:layer="layout" svg:width="3.55cm" svg:height="1.57cm" svg:x="9.701cm" svg:y="4.222cm">
            <draw:text-box>
              <text:p text:style-name="P2"><text:span text:style-name="T7">SL</text:span></text:p>
            </draw:text-box>
          </draw:frame>
        </draw:g>
        <draw:g>
          <draw:g>
            <draw:polygon draw:style-name="gr1" draw:text-style-name="P1" draw:layer="layout" svg:width="3.55cm" svg:height="2.205cm" svg:x="9.685cm" svg:y="6.255cm" svg:viewBox="0 0 3551 2206" draw:points="0,2206 3551,2206 3551,0 0,0">
              <text:p/>
            </draw:polygon>
            <draw:polygon draw:style-name="gr3" draw:text-style-name="P3" draw:layer="layout" svg:width="3.55cm" svg:height="2.205cm" svg:x="9.685cm" svg:y="6.255cm" svg:viewBox="0 0 3551 2206" draw:points="0,2206 3551,2206 3551,0 0,0">
              <text:p/>
            </draw:polygon>
          </draw:g>
          <draw:frame draw:style-name="gr12" draw:text-style-name="P3" draw:layer="layout" svg:width="3.55cm" svg:height="2.497cm" svg:x="9.685cm" svg:y="6.109cm">
            <draw:text-box>
              <text:p text:style-name="P2"><text:span text:style-name="T8">Responsible for notifying local Law Enforcement (LE) &amp;</text:span><text:span text:style-name="T13"> Fire</text:span><text:span text:style-name="T14"> </text:span><text:span text:style-name="T13">department</text:span></text:p>
            </draw:text-box>
          </draw:frame>
        </draw:g>
        <draw:g>
          <draw:g>
            <draw:path draw:style-name="gr1" draw:text-style-name="P1" draw:layer="layout" svg:width="3.55cm" svg:height="1.5cm" svg:x="17.867cm" svg:y="4.257cm" svg:viewBox="0 0 3551 1501" svg:d="M3051 1501c92 0 170-21 250-67s137-103 183-183 67-158 67-250v-502c0-91-21-169-67-249s-103-137-183-183-158-67-250-67h-2552c-92 0-169 21-249 67s-137 103-183 183-67 158-67 249v502c0 92 21 170 67 250s103 137 183 183 157 67 249 67z">
              <text:p/>
            </draw:path>
            <draw:path draw:style-name="gr3" draw:text-style-name="P3" draw:layer="layout" svg:width="3.55cm" svg:height="1.5cm" svg:x="17.867cm" svg:y="4.257cm" svg:viewBox="0 0 3551 1501" svg:d="M3051 1501c92 0 170-21 250-67s137-103 183-183 67-158 67-250v-502c0-91-21-169-67-249s-103-137-183-183-158-67-250-67h-2552c-92 0-169 21-249 67s-137 103-183 183-67 158-67 249v502c0 92 21 170 67 250s103 137 183 183 157 67 249 67z">
              <text:p/>
            </draw:path>
          </draw:g>
          <draw:frame draw:style-name="gr9" draw:text-style-name="P3" draw:layer="layout" svg:width="3.55cm" svg:height="1.57cm" svg:x="17.867cm" svg:y="4.222cm">
            <draw:text-box>
              <text:p text:style-name="P2"><text:span text:style-name="T7">WE</text:span></text:p>
            </draw:text-box>
          </draw:frame>
        </draw:g>
        <draw:g>
          <draw:g>
            <draw:path draw:style-name="gr1" draw:text-style-name="P1" draw:layer="layout" svg:width="2.835cm" svg:height="1.5cm" svg:x="25.865cm" svg:y="4.257cm" svg:viewBox="0 0 2836 1501" svg:d="M2337 1501c91 0 169-21 249-67s137-103 183-183 67-158 67-250v-502c0-91-21-169-67-249s-103-137-183-183-158-67-249-67h-1838c-91 0-169 21-249 67s-137 103-183 183-67 158-67 249v502c0 92 21 170 67 250s103 137 183 183 158 67 249 67z">
              <text:p/>
            </draw:path>
            <draw:path draw:style-name="gr3" draw:text-style-name="P3" draw:layer="layout" svg:width="2.835cm" svg:height="1.5cm" svg:x="25.865cm" svg:y="4.257cm" svg:viewBox="0 0 2836 1501" svg:d="M2337 1501c91 0 169-21 249-67s137-103 183-183 67-158 67-250v-502c0-91-21-169-67-249s-103-137-183-183-158-67-249-67h-1838c-91 0-169 21-249 67s-137 103-183 183-67 158-67 249v502c0 92 21 170 67 250s103 137 183 183 158 67 249 67z">
              <text:p/>
            </draw:path>
          </draw:g>
          <draw:frame draw:style-name="gr17" draw:text-style-name="P3" draw:layer="layout" svg:width="2.835cm" svg:height="1.5cm" svg:x="25.865cm" svg:y="4.257cm">
            <draw:text-box>
              <text:p text:style-name="P2"><text:span text:style-name="T10">DRIVER</text:span></text:p>
            </draw:text-box>
          </draw:frame>
        </draw:g>
        <draw:frame draw:style-name="gr27" draw:text-style-name="P4" draw:layer="layout" svg:width="3.53cm" svg:height="2.506cm" svg:x="9.77cm" svg:y="9.094cm">
          <draw:text-box>
            <text:p text:style-name="P2"><text:span text:style-name="T8">Don Hi-Vis &amp; move to incident scene</text:span></text:p>
          </draw:text-box>
        </draw:frame>
        <draw:line draw:style-name="gr21" draw:text-style-name="P3" draw:layer="layout" svg:x1="11.46cm" svg:y1="8.46cm" svg:x2="11.46cm" svg:y2="8.953cm">
          <text:p/>
        </draw:line>
        <draw:g>
          <draw:polygon draw:style-name="gr1" draw:text-style-name="P1" draw:layer="layout" svg:width="0.5cm" svg:height="1cm" svg:x="0.635cm" svg:y="22.46cm" svg:viewBox="0 0 501 1001" draw:points="0,1001 501,1001 501,0 0,0">
            <text:p/>
          </draw:polygon>
          <draw:frame draw:style-name="gr5" draw:text-style-name="P3" draw:layer="layout" svg:width="0.5cm" svg:height="2.345cm" svg:x="0.635cm" svg:y="21.788cm">
            <draw:text-box>
              <text:p text:style-name="P2"><text:span text:style-name="T4">2</text:span></text:p>
            </draw:text-box>
          </draw:frame>
        </draw:g>
        <draw:g>
          <draw:line draw:style-name="gr6" draw:text-style-name="P3" draw:layer="layout" svg:x1="2.185cm" svg:y1="22.961cm" svg:x2="29.146cm" svg:y2="22.935cm">
            <text:p/>
          </draw:line>
          <draw:frame draw:style-name="gr7" draw:text-style-name="P3" draw:layer="layout" svg:width="5.129cm" svg:height="1.053cm" svg:x="13.1cm" svg:y="22.421cm">
            <draw:text-box>
              <text:p text:style-name="P2"><text:span text:style-name="T5">Get Into Positions</text:span></text:p>
            </draw:text-box>
          </draw:frame>
        </draw:g>
        <draw:g>
          <draw:g>
            <draw:path draw:style-name="gr1" draw:text-style-name="P1" draw:layer="layout" svg:width="3.216cm" svg:height="1.5cm" svg:x="1.997cm" svg:y="23.89cm" svg:viewBox="0 0 3217 1501" svg:d="M2717 1501c92 0 170-21 250-67s137-103 183-183 67-158 67-250v-502c0-91-21-169-67-249s-103-137-183-183-158-67-250-67h-2218c-91 0-169 21-249 67s-137 103-183 183-67 158-67 249v502c0 92 21 170 67 250s103 137 183 183 158 67 249 67z">
              <text:p/>
            </draw:path>
            <draw:path draw:style-name="gr3" draw:text-style-name="P3" draw:layer="layout" svg:width="3.216cm" svg:height="1.5cm" svg:x="1.997cm" svg:y="23.89cm" svg:viewBox="0 0 3217 1501" svg:d="M2717 1501c92 0 170-21 250-67s137-103 183-183 67-158 67-250v-502c0-91-21-169-67-249s-103-137-183-183-158-67-250-67h-2218c-91 0-169 21-249 67s-137 103-183 183-67 158-67 249v502c0 92 21 170 67 250s103 137 183 183 158 67 249 67z">
              <text:p/>
            </draw:path>
          </draw:g>
          <draw:frame draw:style-name="gr9" draw:text-style-name="P3" draw:layer="layout" svg:width="3.216cm" svg:height="1.57cm" svg:x="1.997cm" svg:y="23.855cm">
            <draw:text-box>
              <text:p text:style-name="P2"><text:span text:style-name="T7">MSL</text:span></text:p>
            </draw:text-box>
          </draw:frame>
        </draw:g>
        <draw:g>
          <draw:g>
            <draw:path draw:style-name="gr1" draw:text-style-name="P1" draw:layer="layout" svg:width="3.992cm" svg:height="1.5cm" svg:x="5.816cm" svg:y="23.89cm" svg:viewBox="0 0 3993 1501" svg:d="M3493 1501c92 0 170-21 250-67s137-103 183-183 67-158 67-250v-502c0-91-21-169-67-249s-103-137-183-183-158-67-250-67h-2994c-91 0-169 21-249 67s-137 103-183 183-67 158-67 249v502c0 92 21 170 67 250s103 137 183 183 158 67 249 67z">
              <text:p/>
            </draw:path>
            <draw:path draw:style-name="gr3" draw:text-style-name="P3" draw:layer="layout" svg:width="3.992cm" svg:height="1.5cm" svg:x="5.816cm" svg:y="23.89cm" svg:viewBox="0 0 3993 1501" svg:d="M3493 1501c92 0 170-21 250-67s137-103 183-183 67-158 67-250v-502c0-91-21-169-67-249s-103-137-183-183-158-67-250-67h-2994c-91 0-169 21-249 67s-137 103-183 183-67 158-67 249v502c0 92 21 170 67 250s103 137 183 183 158 67 249 67z">
              <text:p/>
            </draw:path>
          </draw:g>
          <draw:frame draw:style-name="gr17" draw:text-style-name="P3" draw:layer="layout" svg:width="3.992cm" svg:height="1.5cm" svg:x="5.816cm" svg:y="23.89cm">
            <draw:text-box>
              <text:p text:style-name="P2"><text:span text:style-name="T10">MEDTEAM</text:span></text:p>
            </draw:text-box>
          </draw:frame>
        </draw:g>
        <draw:g>
          <draw:g>
            <draw:path draw:style-name="gr1" draw:text-style-name="P1" draw:layer="layout" svg:width="3.992cm" svg:height="1.5cm" svg:x="14.5cm" svg:y="23.89cm" svg:viewBox="0 0 3993 1501" svg:d="M3493 1501c92 0 170-21 250-67s137-103 183-183 67-158 67-250v-502c0-91-21-169-67-249s-103-137-183-183-158-67-250-67h-2994c-91 0-169 21-249 67s-137 103-183 183-67 158-67 249v502c0 92 21 170 67 250s103 137 183 183 158 67 249 67z">
              <text:p/>
            </draw:path>
            <draw:path draw:style-name="gr3" draw:text-style-name="P3" draw:layer="layout" svg:width="3.992cm" svg:height="1.5cm" svg:x="14.5cm" svg:y="23.89cm" svg:viewBox="0 0 3993 1501" svg:d="M3493 1501c92 0 170-21 250-67s137-103 183-183 67-158 67-250v-502c0-91-21-169-67-249s-103-137-183-183-158-67-250-67h-2994c-91 0-169 21-249 67s-137 103-183 183-67 158-67 249v502c0 92 21 170 67 250s103 137 183 183 158 67 249 67z">
              <text:p/>
            </draw:path>
          </draw:g>
          <draw:frame draw:style-name="gr17" draw:text-style-name="P3" draw:layer="layout" svg:width="3.992cm" svg:height="1.5cm" svg:x="14.5cm" svg:y="23.89cm">
            <draw:text-box>
              <text:p text:style-name="P2"><text:span text:style-name="T10">INTR</text:span></text:p>
            </draw:text-box>
          </draw:frame>
        </draw:g>
        <draw:g>
          <draw:g>
            <draw:polygon draw:style-name="gr1" draw:text-style-name="P1" draw:layer="layout" svg:width="3.216cm" svg:height="1cm" svg:x="1.997cm" svg:y="25.878cm" svg:viewBox="0 0 3217 1001" draw:points="0,1001 3217,1001 3217,0 0,0">
              <text:p/>
            </draw:polygon>
            <draw:polygon draw:style-name="gr3" draw:text-style-name="P3" draw:layer="layout" svg:width="3.216cm" svg:height="1cm" svg:x="1.997cm" svg:y="25.878cm" svg:viewBox="0 0 3217 1001" draw:points="0,1001 3217,1001 3217,0 0,0">
              <text:p/>
            </draw:polygon>
          </draw:g>
          <draw:frame draw:style-name="gr10" draw:text-style-name="P3" draw:layer="layout" svg:width="3.216cm" svg:height="1.269cm" svg:x="1.997cm" svg:y="25.744cm">
            <draw:text-box>
              <text:p text:style-name="P2"><text:span text:style-name="T8">Move to incident site</text:span></text:p>
            </draw:text-box>
          </draw:frame>
        </draw:g>
        <draw:frame draw:style-name="gr28" draw:text-style-name="P4" draw:layer="layout" svg:width="3.2cm" svg:height="1.929cm" svg:x="2cm" svg:y="27.37cm">
          <draw:text-box>
            <text:p text:style-name="P2"><text:span text:style-name="T8">Receive update from NM at incident site</text:span></text:p>
          </draw:text-box>
        </draw:frame>
        <draw:g>
          <draw:g>
            <draw:path draw:style-name="gr1" draw:text-style-name="P1" draw:layer="layout" svg:width="3.344cm" svg:height="1.5cm" svg:x="19.005cm" svg:y="23.89cm" svg:viewBox="0 0 3345 1501" svg:d="M2845 1501c92 0 170-21 250-67s137-103 183-183 67-158 67-250v-502c0-91-21-169-67-249s-103-137-183-183-158-67-250-67h-2346c-92 0-169 21-249 67s-137 103-183 183-67 158-67 249v502c0 92 21 170 67 250s103 137 183 183 157 67 249 67z">
              <text:p/>
            </draw:path>
            <draw:path draw:style-name="gr3" draw:text-style-name="P3" draw:layer="layout" svg:width="3.344cm" svg:height="1.5cm" svg:x="19.005cm" svg:y="23.89cm" svg:viewBox="0 0 3345 1501" svg:d="M2845 1501c92 0 170-21 250-67s137-103 183-183 67-158 67-250v-502c0-91-21-169-67-249s-103-137-183-183-158-67-250-67h-2346c-92 0-169 21-249 67s-137 103-183 183-67 158-67 249v502c0 92 21 170 67 250s103 137 183 183 157 67 249 67z">
              <text:p/>
            </draw:path>
          </draw:g>
          <draw:frame draw:style-name="gr9" draw:text-style-name="P3" draw:layer="layout" svg:width="3.344cm" svg:height="1.57cm" svg:x="19.005cm" svg:y="23.855cm">
            <draw:text-box>
              <text:p text:style-name="P2"><text:span text:style-name="T7">AMB</text:span></text:p>
            </draw:text-box>
          </draw:frame>
        </draw:g>
        <draw:g>
          <draw:polygon draw:style-name="gr1" draw:text-style-name="P1" draw:layer="layout" svg:width="5cm" svg:height="0.5cm" svg:x="24.225cm" svg:y="22.4cm" svg:viewBox="0 0 5001 501" draw:points="0,501 5001,501 5001,0 0,0">
            <text:p/>
          </draw:polygon>
          <draw:frame draw:style-name="gr8" draw:text-style-name="P3" draw:layer="layout" svg:width="5cm" svg:height="0.622cm" svg:x="24.225cm" svg:y="22.339cm">
            <draw:text-box>
              <text:p text:style-name="P2"><text:span text:style-name="T6">Vehicular accident</text:span></text:p>
            </draw:text-box>
          </draw:frame>
        </draw:g>
        <draw:g>
          <draw:g>
            <draw:polygon draw:style-name="gr1" draw:text-style-name="P1" draw:layer="layout" svg:width="3.216cm" svg:height="1.793cm" svg:x="2.083cm" svg:y="29.806cm" svg:viewBox="0 0 3217 1794" draw:points="0,1794 3217,1794 3217,0 0,0">
              <text:p/>
            </draw:polygon>
            <draw:polygon draw:style-name="gr3" draw:text-style-name="P3" draw:layer="layout" svg:width="3.216cm" svg:height="1.793cm" svg:x="2.083cm" svg:y="29.806cm" svg:viewBox="0 0 3217 1794" draw:points="0,1794 3217,1794 3217,0 0,0">
              <text:p/>
            </draw:polygon>
          </draw:g>
          <draw:frame draw:style-name="gr19" draw:text-style-name="P4" draw:layer="layout" svg:width="3.216cm" svg:height="1.883cm" svg:x="2.083cm" svg:y="29.761cm">
            <draw:text-box>
              <text:p text:style-name="P2"><text:span text:style-name="T8">Direct on-duty people as necessary</text:span></text:p>
            </draw:text-box>
          </draw:frame>
        </draw:g>
        <draw:g>
          <draw:polyline draw:style-name="gr21" draw:text-style-name="P3" draw:layer="layout" svg:width="0cm" svg:height="0.493cm" svg:x="3.605cm" svg:y="26.878cm" svg:viewBox="0 0 0 494" draw:points="0,0 0,188 0,188 0,494">
            <text:p/>
          </draw:polyline>
          <draw:frame draw:style-name="gr29" draw:text-style-name="P3" draw:layer="layout" svg:width="1.411cm" svg:height="1.219cm" svg:x="2.9cm" svg:y="26.514cm">
            <draw:text-box>
              <text:p/>
            </draw:text-box>
          </draw:frame>
        </draw:g>
        <draw:g>
          <draw:g>
            <draw:polygon draw:style-name="gr1" draw:text-style-name="P1" draw:layer="layout" svg:width="3.216cm" svg:height="1cm" svg:x="6.204cm" svg:y="25.878cm" svg:viewBox="0 0 3217 1001" draw:points="0,1001 3217,1001 3217,0 0,0">
              <text:p/>
            </draw:polygon>
            <draw:polygon draw:style-name="gr3" draw:text-style-name="P3" draw:layer="layout" svg:width="3.216cm" svg:height="1cm" svg:x="6.204cm" svg:y="25.878cm" svg:viewBox="0 0 3217 1001" draw:points="0,1001 3217,1001 3217,0 0,0">
              <text:p/>
            </draw:polygon>
          </draw:g>
          <draw:frame draw:style-name="gr10" draw:text-style-name="P3" draw:layer="layout" svg:width="3.216cm" svg:height="1.269cm" svg:x="6.204cm" svg:y="25.744cm">
            <draw:text-box>
              <text:p text:style-name="P2"><text:span text:style-name="T8">Move with MSL to incident site</text:span></text:p>
            </draw:text-box>
          </draw:frame>
        </draw:g>
        <draw:g>
          <draw:frame draw:style-name="gr30" draw:text-style-name="P4" draw:layer="layout" svg:width="3.216cm" svg:height="5.6cm" svg:x="14.784cm" svg:y="26cm">
            <draw:text-box>
              <text:p text:style-name="P2"><text:span text:style-name="T8">Remain in radio contact as MSL directs (may be needed at Red Cross, may be needed at Gate, may be needed at Incident site)</text:span></text:p>
            </draw:text-box>
          </draw:frame>
        </draw:g>
        <draw:g>
          <draw:g>
            <draw:polygon draw:style-name="gr1" draw:text-style-name="P1" draw:layer="layout" svg:width="3.216cm" svg:height="1.384cm" svg:x="19.069cm" svg:y="25.929cm" svg:viewBox="0 0 3217 1385" draw:points="0,1385 3217,1385 3217,0 0,0">
              <text:p/>
            </draw:polygon>
            <draw:polygon draw:style-name="gr3" draw:text-style-name="P3" draw:layer="layout" svg:width="3.216cm" svg:height="1.384cm" svg:x="19.069cm" svg:y="25.929cm" svg:viewBox="0 0 3217 1385" draw:points="0,1385 3217,1385 3217,0 0,0">
              <text:p/>
            </draw:polygon>
          </draw:g>
          <draw:frame draw:style-name="gr31" draw:text-style-name="P4" draw:layer="layout" svg:width="3.216cm" svg:height="1.756cm" svg:x="19.069cm" svg:y="25.744cm">
            <draw:text-box>
              <text:p text:style-name="P2"><text:span text:style-name="T8">If required, drive to incident site</text:span></text:p>
            </draw:text-box>
          </draw:frame>
        </draw:g>
        <draw:g>
          <draw:g>
            <draw:path draw:style-name="gr1" draw:text-style-name="P1" draw:layer="layout" svg:width="3.55cm" svg:height="1.5cm" svg:x="13.784cm" svg:y="4.257cm" svg:viewBox="0 0 3551 1501" svg:d="M3051 1501c92 0 170-21 250-67s137-103 183-183 67-158 67-250v-502c0-91-21-169-67-249s-103-137-183-183-158-67-250-67h-2552c-92 0-169 21-249 67s-137 103-183 183-67 158-67 249v502c0 92 21 170 67 250s103 137 183 183 157 67 249 67z">
              <text:p/>
            </draw:path>
            <draw:path draw:style-name="gr3" draw:text-style-name="P3" draw:layer="layout" svg:width="3.55cm" svg:height="1.5cm" svg:x="13.784cm" svg:y="4.257cm" svg:viewBox="0 0 3551 1501" svg:d="M3051 1501c92 0 170-21 250-67s137-103 183-183 67-158 67-250v-502c0-91-21-169-67-249s-103-137-183-183-158-67-250-67h-2552c-92 0-169 21-249 67s-137 103-183 183-67 158-67 249v502c0 92 21 170 67 250s103 137 183 183 157 67 249 67z">
              <text:p/>
            </draw:path>
          </draw:g>
          <draw:frame draw:style-name="gr17" draw:text-style-name="P3" draw:layer="layout" svg:width="3.55cm" svg:height="1.5cm" svg:x="13.784cm" svg:y="4.257cm">
            <draw:text-box>
              <text:p text:style-name="P2"><text:span text:style-name="T10">NOMAD</text:span></text:p>
            </draw:text-box>
          </draw:frame>
        </draw:g>
        <draw:g>
          <draw:g>
            <draw:polygon draw:style-name="gr1" draw:text-style-name="P1" draw:layer="layout" svg:width="3.55cm" svg:height="1.5cm" svg:x="17.882cm" svg:y="8.955cm" svg:viewBox="0 0 3551 1501" draw:points="0,1501 3551,1501 3551,0 0,0">
              <text:p/>
            </draw:polygon>
            <draw:polygon draw:style-name="gr3" draw:text-style-name="P3" draw:layer="layout" svg:width="3.55cm" svg:height="1.5cm" svg:x="17.882cm" svg:y="8.955cm" svg:viewBox="0 0 3551 1501" draw:points="0,1501 3551,1501 3551,0 0,0">
              <text:p/>
            </draw:polygon>
          </draw:g>
          <draw:frame draw:style-name="gr19" draw:text-style-name="P3" draw:layer="layout" svg:width="3.55cm" svg:height="1.883cm" svg:x="17.882cm" svg:y="8.764cm">
            <draw:text-box>
              <text:p text:style-name="P2"><text:span text:style-name="T8">Prep WE for incident response</text:span></text:p>
            </draw:text-box>
          </draw:frame>
        </draw:g>
        <draw:g>
          <draw:g>
            <draw:polygon draw:style-name="gr1" draw:text-style-name="P1" draw:layer="layout" svg:width="3.55cm" svg:height="2.101cm" svg:x="13.815cm" svg:y="8.954cm" svg:viewBox="0 0 3551 2102" draw:points="0,2102 3551,2102 3551,0 0,0">
              <text:p/>
            </draw:polygon>
            <draw:polygon draw:style-name="gr3" draw:text-style-name="P3" draw:layer="layout" svg:width="3.55cm" svg:height="2.101cm" svg:x="13.815cm" svg:y="8.954cm" svg:viewBox="0 0 3551 2102" draw:points="0,2102 3551,2102 3551,0 0,0">
              <text:p/>
            </draw:polygon>
          </draw:g>
          <draw:frame draw:style-name="gr32" draw:text-style-name="P3" draw:layer="layout" svg:width="3.55cm" svg:height="2.101cm" svg:x="13.815cm" svg:y="8.954cm">
            <draw:text-box>
              <text:p text:style-name="P2"><text:span text:style-name="T8">All other NMs stand by and await orders from MSL</text:span></text:p>
            </draw:text-box>
          </draw:frame>
        </draw:g>
        <draw:frame draw:style-name="gr33" draw:text-style-name="P4" draw:layer="layout" svg:width="3.23cm" svg:height="4.953cm" svg:x="18.042cm" svg:y="10.874cm">
          <draw:text-box>
            <text:p text:style-name="P2"><text:span text:style-name="T8">Oversee and manage incoming participants affected by incident.</text:span></text:p>
            <text:p text:style-name="P2"><text:span text:style-name="T8">Priority to next of kin and friends/ campmates.</text:span></text:p>
          </draw:text-box>
        </draw:frame>
        <draw:g>
          <draw:g>
            <draw:polygon draw:style-name="gr1" draw:text-style-name="P1" draw:layer="layout" svg:width="3.55cm" svg:height="2.25cm" svg:x="18.049cm" svg:y="16.375cm" svg:viewBox="0 0 3551 2251" draw:points="0,2251 3551,2251 3551,0 0,0">
              <text:p/>
            </draw:polygon>
            <draw:polygon draw:style-name="gr3" draw:text-style-name="P3" draw:layer="layout" svg:width="3.55cm" svg:height="2.25cm" svg:x="18.049cm" svg:y="16.375cm" svg:viewBox="0 0 3551 2251" draw:points="0,2251 3551,2251 3551,0 0,0">
              <text:p/>
            </draw:polygon>
          </draw:g>
          <draw:frame draw:style-name="gr34" draw:text-style-name="P4" draw:layer="layout" svg:width="3.55cm" svg:height="2.8cm" svg:x="18.049cm" svg:y="16.1cm">
            <draw:text-box>
              <text:p text:style-name="P2"><text:span text:style-name="T8">Oversee WE</text:span><text:span text:style-name="T13"> &amp;</text:span><text:span text:style-name="T8"> Malfare complex for duration of the incident</text:span></text:p>
            </draw:text-box>
          </draw:frame>
        </draw:g>
        <draw:g>
          <draw:g>
            <draw:polygon draw:style-name="gr1" draw:text-style-name="P1" draw:layer="layout" svg:width="7.587cm" svg:height="2.203cm" svg:x="17.913cm" svg:y="6.257cm" svg:viewBox="0 0 7588 2204" draw:points="0,2204 7588,2204 7588,0 0,0">
              <text:p/>
            </draw:polygon>
            <draw:polygon draw:style-name="gr3" draw:text-style-name="P3" draw:layer="layout" svg:width="7.587cm" svg:height="2.203cm" svg:x="17.913cm" svg:y="6.257cm" svg:viewBox="0 0 7588 2204" draw:points="0,2204 7588,2204 7588,0 0,0">
              <text:p/>
            </draw:polygon>
          </draw:g>
          <draw:frame draw:style-name="gr12" draw:text-style-name="P3" draw:layer="layout" svg:width="7.587cm" svg:height="2.497cm" svg:x="17.913cm" svg:y="6.11cm">
            <draw:text-box>
              <text:p text:style-name="P2"><text:span text:style-name="T2">WE plays key role in managing rumours. Information should only be given to next of kin or close friends/campmates and only per instruction from MSL and SL.</text:span></text:p>
            </draw:text-box>
          </draw:frame>
        </draw:g>
        <draw:g>
          <draw:g>
            <draw:path draw:style-name="gr1" draw:text-style-name="P1" draw:layer="layout" svg:width="2.737cm" svg:height="1.5cm" svg:x="22.863cm" svg:y="23.89cm" svg:viewBox="0 0 2738 1501" svg:d="M2238 1501c92 0 170-21 250-67s137-103 183-183 67-158 67-250v-502c0-91-21-169-67-249s-103-137-183-183-158-67-250-67h-1739c-92 0-169 21-249 67s-137 103-183 183-67 158-67 249v502c0 92 21 170 67 250s103 137 183 183 157 67 249 67z">
              <text:p/>
            </draw:path>
            <draw:path draw:style-name="gr3" draw:text-style-name="P3" draw:layer="layout" svg:width="2.737cm" svg:height="1.5cm" svg:x="22.863cm" svg:y="23.89cm" svg:viewBox="0 0 2738 1501" svg:d="M2238 1501c92 0 170-21 250-67s137-103 183-183 67-158 67-250v-502c0-91-21-169-67-249s-103-137-183-183-158-67-250-67h-1739c-92 0-169 21-249 67s-137 103-183 183-67 158-67 249v502c0 92 21 170 67 250s103 137 183 183 157 67 249 67z">
              <text:p/>
            </draw:path>
          </draw:g>
          <draw:frame draw:style-name="gr9" draw:text-style-name="P3" draw:layer="layout" svg:width="2.737cm" svg:height="1.57cm" svg:x="22.863cm" svg:y="23.855cm">
            <draw:text-box>
              <text:p text:style-name="P2"><text:span text:style-name="T7">SL</text:span></text:p>
            </draw:text-box>
          </draw:frame>
        </draw:g>
        <draw:g>
          <draw:g>
            <draw:polygon draw:style-name="gr1" draw:text-style-name="P1" draw:layer="layout" svg:width="2.737cm" svg:height="1.582cm" svg:x="22.863cm" svg:y="25.878cm" svg:viewBox="0 0 2738 1583" draw:points="0,1583 2738,1583 2738,0 0,0">
              <text:p/>
            </draw:polygon>
            <draw:polygon draw:style-name="gr3" draw:text-style-name="P3" draw:layer="layout" svg:width="2.737cm" svg:height="1.582cm" svg:x="22.863cm" svg:y="25.878cm" svg:viewBox="0 0 2738 1583" draw:points="0,1583 2738,1583 2738,0 0,0">
              <text:p/>
            </draw:polygon>
          </draw:g>
          <draw:frame draw:style-name="gr19" draw:text-style-name="P3" draw:layer="layout" svg:width="2.737cm" svg:height="1.883cm" svg:x="22.863cm" svg:y="25.728cm">
            <draw:text-box>
              <text:p text:style-name="P2"><text:span text:style-name="T8">Escort LE to incident from gate </text:span></text:p>
            </draw:text-box>
          </draw:frame>
        </draw:g>
        <draw:g>
          <draw:g>
            <draw:path draw:style-name="gr1" draw:text-style-name="P1" draw:layer="layout" svg:width="2.712cm" svg:height="1.5cm" svg:x="18.788cm" svg:y="41.755cm" svg:viewBox="0 0 2713 1501" svg:d="M2213 1501c92 0 170-21 250-67s137-103 183-183 67-158 67-250v-502c0-91-21-169-67-249s-103-137-183-183-158-67-250-67h-1714c-92 0-169 21-249 67s-137 103-183 183-67 158-67 249v502c0 92 21 170 67 250s103 137 183 183 157 67 249 67z">
              <text:p/>
            </draw:path>
            <draw:path draw:style-name="gr3" draw:text-style-name="P3" draw:layer="layout" svg:width="2.712cm" svg:height="1.5cm" svg:x="18.788cm" svg:y="41.755cm" svg:viewBox="0 0 2713 1501" svg:d="M2213 1501c92 0 170-21 250-67s137-103 183-183 67-158 67-250v-502c0-91-21-169-67-249s-103-137-183-183-158-67-250-67h-1714c-92 0-169 21-249 67s-137 103-183 183-67 158-67 249v502c0 92 21 170 67 250s103 137 183 183 157 67 249 67z">
              <text:p/>
            </draw:path>
          </draw:g>
          <draw:frame draw:style-name="gr17" draw:text-style-name="P3" draw:layer="layout" svg:width="2.712cm" svg:height="1.5cm" svg:x="18.788cm" svg:y="41.755cm">
            <draw:text-box>
              <text:p text:style-name="P2"><text:span text:style-name="T9">SL</text:span></text:p>
            </draw:text-box>
          </draw:frame>
        </draw:g>
        <draw:g>
          <draw:g>
            <draw:polygon draw:style-name="gr1" draw:text-style-name="P1" draw:layer="layout" svg:width="2.712cm" svg:height="1cm" svg:x="18.788cm" svg:y="43.755cm" svg:viewBox="0 0 2713 1001" draw:points="0,1001 2713,1001 2713,0 0,0">
              <text:p/>
            </draw:polygon>
            <draw:polygon draw:style-name="gr3" draw:text-style-name="P3" draw:layer="layout" svg:width="2.712cm" svg:height="1cm" svg:x="18.788cm" svg:y="43.755cm" svg:viewBox="0 0 2713 1001" draw:points="0,1001 2713,1001 2713,0 0,0">
              <text:p/>
            </draw:polygon>
          </draw:g>
          <draw:frame draw:style-name="gr10" draw:text-style-name="P3" draw:layer="layout" svg:width="2.712cm" svg:height="1.269cm" svg:x="18.788cm" svg:y="43.621cm">
            <draw:text-box>
              <text:p text:style-name="P2"><text:span text:style-name="T8">Introduce LE to MSL</text:span></text:p>
            </draw:text-box>
          </draw:frame>
        </draw:g>
        <draw:g>
          <draw:g>
            <draw:polygon draw:style-name="gr1" draw:text-style-name="P1" draw:layer="layout" svg:width="2.712cm" svg:height="3.3cm" svg:x="18.788cm" svg:y="45.06cm" svg:viewBox="0 0 2713 3301" draw:points="0,3301 2713,3301 2713,0 0,0">
              <text:p/>
            </draw:polygon>
            <draw:polygon draw:style-name="gr3" draw:text-style-name="P3" draw:layer="layout" svg:width="2.712cm" svg:height="3.3cm" svg:x="18.788cm" svg:y="45.06cm" svg:viewBox="0 0 2713 3301" draw:points="0,3301 2713,3301 2713,0 0,0">
              <text:p/>
            </draw:polygon>
          </draw:g>
          <draw:frame draw:style-name="gr35" draw:text-style-name="P3" draw:layer="layout" svg:width="2.712cm" svg:height="3.725cm" svg:x="18.788cm" svg:y="44.848cm">
            <draw:text-box>
              <text:p text:style-name="P2"><text:span text:style-name="T8">Together with MSL, make all non-medical decisions related to the event</text:span></text:p>
            </draw:text-box>
          </draw:frame>
        </draw:g>
        <draw:g>
          <draw:g>
            <draw:polygon draw:style-name="gr1" draw:text-style-name="P1" draw:layer="layout" svg:width="2.712cm" svg:height="1cm" svg:x="18.788cm" svg:y="48.56cm" svg:viewBox="0 0 2713 1001" draw:points="0,1001 2713,1001 2713,0 0,0">
              <text:p/>
            </draw:polygon>
            <draw:polygon draw:style-name="gr3" draw:text-style-name="P3" draw:layer="layout" svg:width="2.712cm" svg:height="1cm" svg:x="18.788cm" svg:y="48.56cm" svg:viewBox="0 0 2713 1001" draw:points="0,1001 2713,1001 2713,0 0,0">
              <text:p/>
            </draw:polygon>
          </draw:g>
          <draw:frame draw:style-name="gr10" draw:text-style-name="P3" draw:layer="layout" svg:width="2.712cm" svg:height="1.269cm" svg:x="18.788cm" svg:y="48.426cm">
            <draw:text-box>
              <text:p text:style-name="P2"><text:span text:style-name="T8">Cooperate fully with LE</text:span></text:p>
            </draw:text-box>
          </draw:frame>
        </draw:g>
        <draw:g>
          <draw:g>
            <draw:polygon draw:style-name="gr1" draw:text-style-name="P1" draw:layer="layout" svg:width="4cm" svg:height="3.936cm" svg:x="2.035cm" svg:y="53.509cm" svg:viewBox="0 0 4001 3937" draw:points="0,3937 4001,3937 4001,0 0,0">
              <text:p/>
            </draw:polygon>
            <draw:polygon draw:style-name="gr3" draw:text-style-name="P3" draw:layer="layout" svg:width="4cm" svg:height="3.936cm" svg:x="2.035cm" svg:y="53.509cm" svg:viewBox="0 0 4001 3937" draw:points="0,3937 4001,3937 4001,0 0,0">
              <text:p/>
            </draw:polygon>
          </draw:g>
          <draw:frame draw:style-name="gr36" draw:text-style-name="P4" draw:layer="layout" svg:width="4cm" svg:height="4.647cm" svg:x="2.035cm" svg:y="53.153cm">
            <draw:text-box>
              <text:p text:style-name="P2"><text:span text:style-name="T8">Direct NMs to help identify the individual and/or find next of kin, campmates, friends. and accompany them to WE </text:span></text:p>
            </draw:text-box>
          </draw:frame>
        </draw:g>
        <draw:g>
          <draw:g>
            <draw:path draw:style-name="gr1" draw:text-style-name="P1" draw:layer="layout" svg:width="3.33cm" svg:height="1.5cm" svg:x="10.37cm" svg:y="61.455cm" svg:viewBox="0 0 3331 1501" svg:d="M2831 1501c92 0 170-21 250-67s137-103 183-183 67-158 67-250v-502c0-91-21-169-67-249s-103-137-183-183-158-67-250-67h-2332c-91 0-169 21-249 67s-137 103-183 183-67 158-67 249v502c0 92 21 170 67 250s103 137 183 183 158 67 249 67z">
              <text:p/>
            </draw:path>
            <draw:path draw:style-name="gr3" draw:text-style-name="P3" draw:layer="layout" svg:width="3.33cm" svg:height="1.5cm" svg:x="10.37cm" svg:y="61.455cm" svg:viewBox="0 0 3331 1501" svg:d="M2831 1501c92 0 170-21 250-67s137-103 183-183 67-158 67-250v-502c0-91-21-169-67-249s-103-137-183-183-158-67-250-67h-2332c-91 0-169 21-249 67s-137 103-183 183-67 158-67 249v502c0 92 21 170 67 250s103 137 183 183 158 67 249 67z">
              <text:p/>
            </draw:path>
          </draw:g>
          <draw:frame draw:style-name="gr9" draw:text-style-name="P3" draw:layer="layout" svg:width="3.33cm" svg:height="1.57cm" svg:x="10.37cm" svg:y="61.42cm">
            <draw:text-box>
              <text:p text:style-name="P2"><text:span text:style-name="T7">SL</text:span></text:p>
            </draw:text-box>
          </draw:frame>
        </draw:g>
        <draw:g>
          <draw:g>
            <draw:polygon draw:style-name="gr1" draw:text-style-name="P1" draw:layer="layout" svg:width="3.33cm" svg:height="2.495cm" svg:x="10.37cm" svg:y="69.944cm" svg:viewBox="0 0 3331 2496" draw:points="0,2496 3331,2496 3331,0 0,0">
              <text:p/>
            </draw:polygon>
            <draw:polygon draw:style-name="gr3" draw:text-style-name="P3" draw:layer="layout" svg:width="3.33cm" svg:height="2.495cm" svg:x="10.37cm" svg:y="69.944cm" svg:viewBox="0 0 3331 2496" draw:points="0,2496 3331,2496 3331,0 0,0">
              <text:p/>
            </draw:polygon>
          </draw:g>
          <draw:frame draw:style-name="gr12" draw:text-style-name="P3" draw:layer="layout" svg:width="3.33cm" svg:height="2.497cm" svg:x="10.37cm" svg:y="69.943cm">
            <draw:text-box>
              <text:p text:style-name="P2"><text:span text:style-name="T8">With Board: Coordinate follow-up including PR response</text:span></text:p>
            </draw:text-box>
          </draw:frame>
        </draw:g>
        <draw:frame draw:style-name="gr26" draw:text-style-name="P4" draw:layer="layout" svg:width="3.215cm" svg:height="1.883cm" svg:x="10.485cm" svg:y="72.645cm">
          <draw:text-box>
            <text:p text:style-name="P2"><text:span text:style-name="T8">Possible Newsletter/flyer at No-Info</text:span></text:p>
          </draw:text-box>
        </draw:frame>
        <draw:g>
          <draw:polygon draw:style-name="gr1" draw:text-style-name="P1" draw:layer="layout" svg:width="28.345cm" svg:height="0.641cm" svg:x="0.655cm" svg:y="21.319cm" svg:viewBox="0 0 28346 642" draw:points="0,642 28346,642 28346,0 0,0">
            <text:p/>
          </draw:polygon>
          <draw:frame draw:style-name="gr2" draw:text-style-name="P3" draw:layer="layout" svg:width="28.345cm" svg:height="0.655cm" svg:x="0.655cm" svg:y="21.312cm">
            <draw:text-box>
              <text:p text:style-name="P2"><text:span text:style-name="T2">NOTE: Never mention sensitive information over the radio! Prevent the spread of rumours</text:span></text:p>
            </draw:text-box>
          </draw:frame>
        </draw:g>
        <draw:g>
          <draw:g>
            <draw:polygon draw:style-name="gr1" draw:text-style-name="P1" draw:layer="layout" svg:width="3.55cm" svg:height="1cm" svg:x="1.6cm" svg:y="10.065cm" svg:viewBox="0 0 3551 1001" draw:points="0,1001 3551,1001 3551,0 0,0">
              <text:p/>
            </draw:polygon>
            <draw:polygon draw:style-name="gr3" draw:text-style-name="P3" draw:layer="layout" svg:width="3.55cm" svg:height="1cm" svg:x="1.6cm" svg:y="10.065cm" svg:viewBox="0 0 3551 1001" draw:points="0,1001 3551,1001 3551,0 0,0">
              <text:p/>
            </draw:polygon>
          </draw:g>
          <draw:frame draw:style-name="gr10" draw:text-style-name="P3" draw:layer="layout" svg:width="3.55cm" svg:height="1.269cm" svg:x="1.6cm" svg:y="9.931cm">
            <draw:text-box>
              <text:p text:style-name="P2"><text:span text:style-name="T8">Calls Designated Driver(s) to Malfare</text:span></text:p>
            </draw:text-box>
          </draw:frame>
        </draw:g>
        <draw:g>
          <draw:g>
            <draw:polygon draw:style-name="gr1" draw:text-style-name="P1" draw:layer="layout" svg:width="2.7cm" svg:height="2.203cm" svg:x="26cm" svg:y="6.257cm" svg:viewBox="0 0 2701 2204" draw:points="0,2204 2701,2204 2701,0 0,0">
              <text:p/>
            </draw:polygon>
            <draw:polygon draw:style-name="gr3" draw:text-style-name="P3" draw:layer="layout" svg:width="2.7cm" svg:height="2.203cm" svg:x="26cm" svg:y="6.257cm" svg:viewBox="0 0 2701 2204" draw:points="0,2204 2701,2204 2701,0 0,0">
              <text:p/>
            </draw:polygon>
          </draw:g>
          <draw:frame draw:style-name="gr12" draw:text-style-name="P3" draw:layer="layout" svg:width="2.7cm" svg:height="2.497cm" svg:x="26cm" svg:y="6.11cm">
            <draw:text-box>
              <text:p text:style-name="P2"><text:span text:style-name="T8">Move to Malfare for further instruction</text:span></text:p>
            </draw:text-box>
          </draw:frame>
        </draw:g>
        <draw:g>
          <draw:g>
            <draw:path draw:style-name="gr1" draw:text-style-name="P1" draw:layer="layout" svg:width="3.296cm" svg:height="1.5cm" svg:x="10.552cm" svg:y="23.973cm" svg:viewBox="0 0 3297 1501" svg:d="M2797 1501c92 0 170-21 250-67s137-103 183-183 67-158 67-250v-502c0-91-21-169-67-249s-103-137-183-183-158-67-250-67h-2298c-91 0-169 21-249 67s-137 103-183 183-67 158-67 249v502c0 92 21 170 67 250s103 137 183 183 158 67 249 67z">
              <text:p/>
            </draw:path>
            <draw:path draw:style-name="gr3" draw:text-style-name="P3" draw:layer="layout" svg:width="3.296cm" svg:height="1.5cm" svg:x="10.552cm" svg:y="23.973cm" svg:viewBox="0 0 3297 1501" svg:d="M2797 1501c92 0 170-21 250-67s137-103 183-183 67-158 67-250v-502c0-91-21-169-67-249s-103-137-183-183-158-67-250-67h-2298c-91 0-169 21-249 67s-137 103-183 183-67 158-67 249v502c0 92 21 170 67 250s103 137 183 183 158 67 249 67z">
              <text:p/>
            </draw:path>
          </draw:g>
          <draw:frame draw:style-name="gr17" draw:text-style-name="P3" draw:layer="layout" svg:width="3.296cm" svg:height="1.5cm" svg:x="10.552cm" svg:y="23.973cm">
            <draw:text-box>
              <text:p text:style-name="P2"><text:span text:style-name="T10">NOMAD</text:span></text:p>
            </draw:text-box>
          </draw:frame>
        </draw:g>
        <draw:g>
          <draw:g>
            <draw:polygon draw:style-name="gr1" draw:text-style-name="P1" draw:layer="layout" svg:width="3.216cm" svg:height="1.5cm" svg:x="10.592cm" svg:y="25.96cm" svg:viewBox="0 0 3217 1501" draw:points="0,1501 3217,1501 3217,0 0,0">
              <text:p/>
            </draw:polygon>
            <draw:polygon draw:style-name="gr3" draw:text-style-name="P3" draw:layer="layout" svg:width="3.216cm" svg:height="1.5cm" svg:x="10.592cm" svg:y="25.96cm" svg:viewBox="0 0 3217 1501" draw:points="0,1501 3217,1501 3217,0 0,0">
              <text:p/>
            </draw:polygon>
          </draw:g>
          <draw:frame draw:style-name="gr19" draw:text-style-name="P3" draw:layer="layout" svg:width="3.216cm" svg:height="1.883cm" svg:x="10.592cm" svg:y="25.769cm">
            <draw:text-box>
              <text:p text:style-name="P2"><text:span text:style-name="T8">As per instructions from MSL</text:span></text:p>
            </draw:text-box>
          </draw:frame>
        </draw:g>
        <draw:g>
          <draw:g>
            <draw:path draw:style-name="gr1" draw:text-style-name="P1" draw:layer="layout" svg:width="2.737cm" svg:height="1.5cm" svg:x="26.132cm" svg:y="23.89cm" svg:viewBox="0 0 2738 1501" svg:d="M2238 1501c92 0 170-21 250-67s137-103 183-183 67-158 67-250v-502c0-91-21-169-67-249s-103-137-183-183-158-67-250-67h-1739c-92 0-169 21-249 67s-137 103-183 183-67 158-67 249v502c0 92 21 170 67 250s103 137 183 183 157 67 249 67z">
              <text:p/>
            </draw:path>
            <draw:path draw:style-name="gr3" draw:text-style-name="P3" draw:layer="layout" svg:width="2.737cm" svg:height="1.5cm" svg:x="26.132cm" svg:y="23.89cm" svg:viewBox="0 0 2738 1501" svg:d="M2238 1501c92 0 170-21 250-67s137-103 183-183 67-158 67-250v-502c0-91-21-169-67-249s-103-137-183-183-158-67-250-67h-1739c-92 0-169 21-249 67s-137 103-183 183-67 158-67 249v502c0 92 21 170 67 250s103 137 183 183 157 67 249 67z">
              <text:p/>
            </draw:path>
          </draw:g>
          <draw:frame draw:style-name="gr17" draw:text-style-name="P3" draw:layer="layout" svg:width="2.737cm" svg:height="1.5cm" svg:x="26.132cm" svg:y="23.89cm">
            <draw:text-box>
              <text:p text:style-name="P2"><text:span text:style-name="T15">DRIVER</text:span></text:p>
            </draw:text-box>
          </draw:frame>
        </draw:g>
        <draw:g>
          <draw:g>
            <draw:polygon draw:style-name="gr1" draw:text-style-name="P1" draw:layer="layout" svg:width="2.712cm" svg:height="3.2cm" svg:x="18.788cm" svg:y="49.76cm" svg:viewBox="0 0 2713 3201" draw:points="0,3201 2713,3201 2713,0 0,0">
              <text:p/>
            </draw:polygon>
            <draw:polygon draw:style-name="gr3" draw:text-style-name="P3" draw:layer="layout" svg:width="2.712cm" svg:height="3.2cm" svg:x="18.788cm" svg:y="49.76cm" svg:viewBox="0 0 2713 3201" draw:points="0,3201 2713,3201 2713,0 0,0">
              <text:p/>
            </draw:polygon>
          </draw:g>
          <draw:frame draw:style-name="gr37" draw:text-style-name="P3" draw:layer="layout" svg:width="2.712cm" svg:height="3.2cm" svg:x="18.788cm" svg:y="49.76cm">
            <draw:text-box>
              <text:p text:style-name="P2"><text:span text:style-name="T8">Together with MSL, liaise with medical team and LE/Fire dept</text:span></text:p>
            </draw:text-box>
          </draw:frame>
        </draw:g>
        <draw:g>
          <draw:g>
            <draw:path draw:style-name="gr1" draw:text-style-name="P1" draw:layer="layout" svg:width="2.3cm" svg:height="1.5cm" svg:x="26.5cm" svg:y="41.76cm" svg:viewBox="0 0 2301 1501" svg:d="M1801 1501c92 0 170-21 250-67s137-103 183-183 67-158 67-250v-502c0-91-21-169-67-249s-103-137-183-183-158-67-250-67h-1302c-92 0-169 21-249 67s-137 103-183 183-67 158-67 249v502c0 92 21 170 67 250s103 137 183 183 157 67 249 67z">
              <text:p/>
            </draw:path>
            <draw:path draw:style-name="gr3" draw:text-style-name="P3" draw:layer="layout" svg:width="2.3cm" svg:height="1.5cm" svg:x="26.5cm" svg:y="41.76cm" svg:viewBox="0 0 2301 1501" svg:d="M1801 1501c92 0 170-21 250-67s137-103 183-183 67-158 67-250v-502c0-91-21-169-67-249s-103-137-183-183-158-67-250-67h-1302c-92 0-169 21-249 67s-137 103-183 183-67 158-67 249v502c0 92 21 170 67 250s103 137 183 183 157 67 249 67z">
              <text:p/>
            </draw:path>
          </draw:g>
          <draw:frame draw:style-name="gr17" draw:text-style-name="P3" draw:layer="layout" svg:width="2.3cm" svg:height="1.5cm" svg:x="26.5cm" svg:y="41.76cm">
            <draw:text-box>
              <text:p text:style-name="P2"><text:span text:style-name="T15">DRIVER</text:span></text:p>
            </draw:text-box>
          </draw:frame>
        </draw:g>
        <draw:g>
          <draw:g>
            <draw:polygon draw:style-name="gr1" draw:text-style-name="P1" draw:layer="layout" svg:width="2.3cm" svg:height="2.2cm" svg:x="26.5cm" svg:y="43.76cm" svg:viewBox="0 0 2301 2201" draw:points="0,2201 2301,2201 2301,0 0,0">
              <text:p/>
            </draw:polygon>
            <draw:polygon draw:style-name="gr3" draw:text-style-name="P3" draw:layer="layout" svg:width="2.3cm" svg:height="2.2cm" svg:x="26.5cm" svg:y="43.76cm" svg:viewBox="0 0 2301 2201" draw:points="0,2201 2301,2201 2301,0 0,0">
              <text:p/>
            </draw:polygon>
          </draw:g>
          <draw:frame draw:style-name="gr38" draw:text-style-name="P3" draw:layer="layout" svg:width="2.3cm" svg:height="2.2cm" svg:x="26.5cm" svg:y="43.76cm">
            <draw:text-box>
              <text:p text:style-name="P2"><text:span text:style-name="T8">Drives as instructed by MSL </text:span></text:p>
            </draw:text-box>
          </draw:frame>
        </draw:g>
        <draw:g>
          <draw:g>
            <draw:polygon draw:style-name="gr1" draw:text-style-name="P1" draw:layer="layout" svg:width="2.737cm" svg:height="1.582cm" svg:x="26.162cm" svg:y="25.95cm" svg:viewBox="0 0 2738 1583" draw:points="0,1583 2738,1583 2738,0 0,0">
              <text:p/>
            </draw:polygon>
            <draw:polygon draw:style-name="gr3" draw:text-style-name="P3" draw:layer="layout" svg:width="2.737cm" svg:height="1.582cm" svg:x="26.162cm" svg:y="25.95cm" svg:viewBox="0 0 2738 1583" draw:points="0,1583 2738,1583 2738,0 0,0">
              <text:p/>
            </draw:polygon>
          </draw:g>
          <draw:frame draw:style-name="gr19" draw:text-style-name="P3" draw:layer="layout" svg:width="2.737cm" svg:height="1.883cm" svg:x="26.162cm" svg:y="25.8cm">
            <draw:text-box>
              <text:p text:style-name="P2"><text:span text:style-name="T8">Prep Grab Bag and site vehicle</text:span></text:p>
            </draw:text-box>
          </draw:frame>
        </draw:g>
        <draw:g>
          <draw:g>
            <draw:path draw:style-name="gr1" draw:text-style-name="P1" draw:layer="layout" svg:width="3.33cm" svg:height="1.5cm" svg:x="14.17cm" svg:y="61.46cm" svg:viewBox="0 0 3331 1501" svg:d="M2831 1501c92 0 170-21 250-67s137-103 183-183 67-158 67-250v-502c0-91-21-169-67-249s-103-137-183-183-158-67-250-67h-2332c-91 0-169 21-249 67s-137 103-183 183-67 158-67 249v502c0 92 21 170 67 250s103 137 183 183 158 67 249 67z">
              <text:p/>
            </draw:path>
            <draw:path draw:style-name="gr3" draw:text-style-name="P3" draw:layer="layout" svg:width="3.33cm" svg:height="1.5cm" svg:x="14.17cm" svg:y="61.46cm" svg:viewBox="0 0 3331 1501" svg:d="M2831 1501c92 0 170-21 250-67s137-103 183-183 67-158 67-250v-502c0-91-21-169-67-249s-103-137-183-183-158-67-250-67h-2332c-91 0-169 21-249 67s-137 103-183 183-67 158-67 249v502c0 92 21 170 67 250s103 137 183 183 158 67 249 67z">
              <text:p/>
            </draw:path>
          </draw:g>
          <draw:frame draw:style-name="gr9" draw:text-style-name="P3" draw:layer="layout" svg:width="3.33cm" svg:height="1.57cm" svg:x="14.17cm" svg:y="61.425cm">
            <draw:text-box>
              <text:p text:style-name="P2"><text:span text:style-name="T7">WE</text:span></text:p>
            </draw:text-box>
          </draw:frame>
        </draw:g>
        <draw:g>
          <draw:g>
            <draw:path draw:style-name="gr1" draw:text-style-name="P1" draw:layer="layout" svg:width="3.33cm" svg:height="1.5cm" svg:x="18.035cm" svg:y="61.46cm" svg:viewBox="0 0 3331 1501" svg:d="M2831 1501c92 0 170-21 250-67s137-103 183-183 67-158 67-250v-502c0-91-21-169-67-249s-103-137-183-183-158-67-250-67h-2332c-91 0-169 21-249 67s-137 103-183 183-67 158-67 249v502c0 92 21 170 67 250s103 137 183 183 158 67 249 67z">
              <text:p/>
            </draw:path>
            <draw:path draw:style-name="gr3" draw:text-style-name="P3" draw:layer="layout" svg:width="3.33cm" svg:height="1.5cm" svg:x="18.035cm" svg:y="61.46cm" svg:viewBox="0 0 3331 1501" svg:d="M2831 1501c92 0 170-21 250-67s137-103 183-183 67-158 67-250v-502c0-91-21-169-67-249s-103-137-183-183-158-67-250-67h-2332c-91 0-169 21-249 67s-137 103-183 183-67 158-67 249v502c0 92 21 170 67 250s103 137 183 183 158 67 249 67z">
              <text:p/>
            </draw:path>
          </draw:g>
          <draw:frame draw:style-name="gr17" draw:text-style-name="P3" draw:layer="layout" svg:width="3.33cm" svg:height="1.5cm" svg:x="18.035cm" svg:y="61.46cm">
            <draw:text-box>
              <text:p text:style-name="P2"><text:span text:style-name="T10">DRIVER</text:span></text:p>
            </draw:text-box>
          </draw:frame>
        </draw:g>
        <draw:g>
          <draw:g>
            <draw:path draw:style-name="gr1" draw:text-style-name="P1" draw:layer="layout" svg:width="3.33cm" svg:height="1.5cm" svg:x="21.87cm" svg:y="61.46cm" svg:viewBox="0 0 3331 1501" svg:d="M2831 1501c92 0 170-21 250-67s137-103 183-183 67-158 67-250v-502c0-91-21-169-67-249s-103-137-183-183-158-67-250-67h-2332c-91 0-169 21-249 67s-137 103-183 183-67 158-67 249v502c0 92 21 170 67 250s103 137 183 183 158 67 249 67z">
              <text:p/>
            </draw:path>
            <draw:path draw:style-name="gr3" draw:text-style-name="P3" draw:layer="layout" svg:width="3.33cm" svg:height="1.5cm" svg:x="21.87cm" svg:y="61.46cm" svg:viewBox="0 0 3331 1501" svg:d="M2831 1501c92 0 170-21 250-67s137-103 183-183 67-158 67-250v-502c0-91-21-169-67-249s-103-137-183-183-158-67-250-67h-2332c-91 0-169 21-249 67s-137 103-183 183-67 158-67 249v502c0 92 21 170 67 250s103 137 183 183 158 67 249 67z">
              <text:p/>
            </draw:path>
          </draw:g>
          <draw:frame draw:style-name="gr17" draw:text-style-name="P3" draw:layer="layout" svg:width="3.33cm" svg:height="1.5cm" svg:x="21.87cm" svg:y="61.46cm">
            <draw:text-box>
              <text:p text:style-name="P2"><text:span text:style-name="T9">MEDICAL</text:span></text:p>
            </draw:text-box>
          </draw:frame>
        </draw:g>
        <draw:g>
          <draw:g>
            <draw:path draw:style-name="gr1" draw:text-style-name="P1" draw:layer="layout" svg:width="3.165cm" svg:height="1.5cm" svg:x="25.635cm" svg:y="61.46cm" svg:viewBox="0 0 3166 1501" svg:d="M2666 1501c92 0 170-21 250-67s137-103 183-183 67-158 67-250v-502c0-91-21-169-67-249s-103-137-183-183-158-67-250-67h-2167c-91 0-169 21-249 67s-137 103-183 183-67 158-67 249v502c0 92 21 170 67 250s103 137 183 183 158 67 249 67z">
              <text:p/>
            </draw:path>
            <draw:path draw:style-name="gr3" draw:text-style-name="P3" draw:layer="layout" svg:width="3.165cm" svg:height="1.5cm" svg:x="25.635cm" svg:y="61.46cm" svg:viewBox="0 0 3166 1501" svg:d="M2666 1501c92 0 170-21 250-67s137-103 183-183 67-158 67-250v-502c0-91-21-169-67-249s-103-137-183-183-158-67-250-67h-2167c-91 0-169 21-249 67s-137 103-183 183-67 158-67 249v502c0 92 21 170 67 250s103 137 183 183 158 67 249 67z">
              <text:p/>
            </draw:path>
          </draw:g>
          <draw:frame draw:style-name="gr17" draw:text-style-name="P3" draw:layer="layout" svg:width="3.165cm" svg:height="1.5cm" svg:x="25.635cm" svg:y="61.46cm">
            <draw:text-box>
              <text:p text:style-name="P2"><text:span text:style-name="T9">INTR</text:span></text:p>
            </draw:text-box>
          </draw:frame>
        </draw:g>
        <draw:g>
          <draw:g>
            <draw:polygon draw:style-name="gr1" draw:text-style-name="P1" draw:layer="layout" svg:width="3.33cm" svg:height="3.4cm" svg:x="6.2cm" svg:y="71.639cm" svg:viewBox="0 0 3331 3401" draw:points="0,3401 3331,3401 3331,0 0,0">
              <text:p/>
            </draw:polygon>
            <draw:polygon draw:style-name="gr3" draw:text-style-name="P3" draw:layer="layout" svg:width="3.33cm" svg:height="3.4cm" svg:x="6.2cm" svg:y="71.639cm" svg:viewBox="0 0 3331 3401" draw:points="0,3401 3331,3401 3331,0 0,0">
              <text:p/>
            </draw:polygon>
          </draw:g>
          <draw:frame draw:style-name="gr35" draw:text-style-name="P3" draw:layer="layout" svg:width="3.33cm" svg:height="3.725cm" svg:x="6.2cm" svg:y="71.477cm">
            <draw:text-box>
              <text:p text:style-name="P2"><text:span text:style-name="T8">Help disseminate post-incident information + prevention and diffusion of rumours + privacy</text:span></text:p>
            </draw:text-box>
          </draw:frame>
        </draw:g>
        <draw:g>
          <draw:g>
            <draw:polygon draw:style-name="gr1" draw:text-style-name="P1" draw:layer="layout" svg:width="3.33cm" svg:height="2.25cm" svg:x="10.37cm" svg:y="74.734cm" svg:viewBox="0 0 3331 2251" draw:points="0,2251 3331,2251 3331,0 0,0">
              <text:p/>
            </draw:polygon>
            <draw:polygon draw:style-name="gr39" draw:text-style-name="P3" draw:layer="layout" svg:width="3.33cm" svg:height="2.25cm" svg:x="10.37cm" svg:y="74.734cm" svg:viewBox="0 0 3331 2251" draw:points="0,2251 3331,2251 3331,0 0,0">
              <text:p/>
            </draw:polygon>
          </draw:g>
          <draw:frame draw:style-name="gr12" draw:text-style-name="P3" draw:layer="layout" svg:width="3.33cm" svg:height="2.497cm" svg:x="10.37cm" svg:y="74.611cm">
            <draw:text-box>
              <text:p text:style-name="P2"><text:span text:style-name="T16">Collects all incident reports for safe keeping and follow-up</text:span></text:p>
            </draw:text-box>
          </draw:frame>
        </draw:g>
        <draw:g>
          <draw:g>
            <draw:polygon draw:style-name="gr1" draw:text-style-name="P1" draw:layer="layout" svg:width="3.33cm" svg:height="1.505cm" svg:x="18.14cm" svg:y="68.467cm" svg:viewBox="0 0 3331 1506" draw:points="0,1506 3331,1506 3331,0 0,0">
              <text:p/>
            </draw:polygon>
            <draw:polygon draw:style-name="gr3" draw:text-style-name="P3" draw:layer="layout" svg:width="3.33cm" svg:height="1.505cm" svg:x="18.14cm" svg:y="68.467cm" svg:viewBox="0 0 3331 1506" draw:points="0,1506 3331,1506 3331,0 0,0">
              <text:p/>
            </draw:polygon>
          </draw:g>
          <draw:frame draw:style-name="gr40" draw:text-style-name="P3" draw:layer="layout" svg:width="3.33cm" svg:height="1.505cm" svg:x="18.14cm" svg:y="68.467cm">
            <draw:text-box>
              <text:p text:style-name="P2"><text:span text:style-name="T8">Re-stock grab <text:s/>bag upon return</text:span></text:p>
            </draw:text-box>
          </draw:frame>
        </draw:g>
        <draw:frame draw:style-name="gr41" draw:text-style-name="P3" draw:layer="layout" svg:width="10.47cm" svg:height="2.646cm" svg:x="17.4cm" svg:y="71.014cm">
          <draw:text-box>
            <text:p text:style-name="P8"><text:span text:style-name="T17">REMEMBER: Stay professional. Respect participants’ privacy and DO NOT TELL STORIES. Do not be a part of the rumour mill</text:span></text:p>
          </draw:text-box>
        </draw:frame>
        <draw:g>
          <draw:g>
            <draw:polygon draw:style-name="gr1" draw:text-style-name="P1" draw:layer="layout" svg:width="3.33cm" svg:height="2.053cm" svg:x="2.029cm" svg:y="73.881cm" svg:viewBox="0 0 3331 2054" draw:points="0,2054 3331,2054 3331,0 0,0">
              <text:p/>
            </draw:polygon>
            <draw:polygon draw:style-name="gr39" draw:text-style-name="P3" draw:layer="layout" svg:width="3.33cm" svg:height="2.053cm" svg:x="2.029cm" svg:y="73.881cm" svg:viewBox="0 0 3331 2054" draw:points="0,2054 3331,2054 3331,0 0,0">
              <text:p/>
            </draw:polygon>
          </draw:g>
          <draw:frame draw:style-name="gr12" draw:text-style-name="P3" draw:layer="layout" svg:width="3.33cm" svg:height="2.497cm" svg:x="2.029cm" svg:y="73.659cm">
            <draw:text-box>
              <text:p text:style-name="P2"><text:span text:style-name="T16">Together with SL, lead post-incident debrief + staff support</text:span></text:p>
            </draw:text-box>
          </draw:frame>
        </draw:g>
        <draw:g>
          <draw:g>
            <draw:polygon draw:style-name="gr1" draw:text-style-name="P1" draw:layer="layout" svg:width="3.33cm" svg:height="1.695cm" svg:x="6.109cm" svg:y="75.739cm" svg:viewBox="0 0 3331 1696" draw:points="0,1696 3331,1696 3331,0 0,0">
              <text:p/>
            </draw:polygon>
            <draw:polygon draw:style-name="gr3" draw:text-style-name="P3" draw:layer="layout" svg:width="3.33cm" svg:height="1.695cm" svg:x="6.109cm" svg:y="75.739cm" svg:viewBox="0 0 3331 1696" draw:points="0,1696 3331,1696 3331,0 0,0">
              <text:p/>
            </draw:polygon>
          </draw:g>
          <draw:frame draw:style-name="gr19" draw:text-style-name="P3" draw:layer="layout" svg:width="3.33cm" svg:height="1.883cm" svg:x="6.109cm" svg:y="75.645cm">
            <draw:text-box>
              <text:p text:style-name="P2"><text:span text:style-name="T8">Participate in post-incident debrief</text:span></text:p>
            </draw:text-box>
          </draw:frame>
        </draw:g>
        <draw:g>
          <draw:g>
            <draw:polygon draw:style-name="gr1" draw:text-style-name="P1" draw:layer="layout" svg:width="3.33cm" svg:height="1.695cm" svg:x="14.235cm" svg:y="66.439cm" svg:viewBox="0 0 3331 1696" draw:points="0,1696 3331,1696 3331,0 0,0">
              <text:p/>
            </draw:polygon>
            <draw:polygon draw:style-name="gr3" draw:text-style-name="P3" draw:layer="layout" svg:width="3.33cm" svg:height="1.695cm" svg:x="14.235cm" svg:y="66.439cm" svg:viewBox="0 0 3331 1696" draw:points="0,1696 3331,1696 3331,0 0,0">
              <text:p/>
            </draw:polygon>
          </draw:g>
          <draw:frame draw:style-name="gr19" draw:text-style-name="P3" draw:layer="layout" svg:width="3.33cm" svg:height="1.883cm" svg:x="14.235cm" svg:y="66.345cm">
            <draw:text-box>
              <text:p text:style-name="P2"><text:span text:style-name="T8">Participate in post-incident debrief</text:span></text:p>
            </draw:text-box>
          </draw:frame>
        </draw:g>
        <draw:g>
          <draw:g>
            <draw:polygon draw:style-name="gr1" draw:text-style-name="P1" draw:layer="layout" svg:width="3.33cm" svg:height="1.695cm" svg:x="21.905cm" svg:y="66.413cm" svg:viewBox="0 0 3331 1696" draw:points="0,1696 3331,1696 3331,0 0,0">
              <text:p/>
            </draw:polygon>
            <draw:polygon draw:style-name="gr3" draw:text-style-name="P3" draw:layer="layout" svg:width="3.33cm" svg:height="1.695cm" svg:x="21.905cm" svg:y="66.413cm" svg:viewBox="0 0 3331 1696" draw:points="0,1696 3331,1696 3331,0 0,0">
              <text:p/>
            </draw:polygon>
          </draw:g>
          <draw:frame draw:style-name="gr19" draw:text-style-name="P3" draw:layer="layout" svg:width="3.33cm" svg:height="1.883cm" svg:x="21.905cm" svg:y="66.319cm">
            <draw:text-box>
              <text:p text:style-name="P2"><text:span text:style-name="T8">Participate in post-incident debrief</text:span></text:p>
            </draw:text-box>
          </draw:frame>
        </draw:g>
        <draw:g>
          <draw:g>
            <draw:polygon draw:style-name="gr1" draw:text-style-name="P1" draw:layer="layout" svg:width="3.33cm" svg:height="1.695cm" svg:x="25.67cm" svg:y="66.413cm" svg:viewBox="0 0 3331 1696" draw:points="0,1696 3331,1696 3331,0 0,0">
              <text:p/>
            </draw:polygon>
            <draw:polygon draw:style-name="gr3" draw:text-style-name="P3" draw:layer="layout" svg:width="3.33cm" svg:height="1.695cm" svg:x="25.67cm" svg:y="66.413cm" svg:viewBox="0 0 3331 1696" draw:points="0,1696 3331,1696 3331,0 0,0">
              <text:p/>
            </draw:polygon>
          </draw:g>
          <draw:frame draw:style-name="gr19" draw:text-style-name="P3" draw:layer="layout" svg:width="3.33cm" svg:height="1.883cm" svg:x="25.67cm" svg:y="66.319cm">
            <draw:text-box>
              <text:p text:style-name="P2"><text:span text:style-name="T8">Participate in post-incident debrief</text:span></text:p>
            </draw:text-box>
          </draw:frame>
        </draw:g>
        <draw:g>
          <draw:g>
            <draw:polygon draw:style-name="gr1" draw:text-style-name="P1" draw:layer="layout" svg:width="3.33cm" svg:height="2.315cm" svg:x="10.37cm" svg:y="77.335cm" svg:viewBox="0 0 3331 2316" draw:points="0,2316 3331,2316 3331,0 0,0">
              <text:p/>
            </draw:polygon>
            <draw:polygon draw:style-name="gr39" draw:text-style-name="P3" draw:layer="layout" svg:width="3.33cm" svg:height="2.315cm" svg:x="10.37cm" svg:y="77.335cm" svg:viewBox="0 0 3331 2316" draw:points="0,2316 3331,2316 3331,0 0,0">
              <text:p/>
            </draw:polygon>
          </draw:g>
          <draw:frame draw:style-name="gr42" draw:text-style-name="P4" draw:layer="layout" svg:width="3.33cm" svg:height="2.815cm" svg:x="10.37cm" svg:y="77.085cm">
            <draw:text-box>
              <text:p text:style-name="P2"><text:span text:style-name="T16">Together with MSL, lead post-incident debrief + staff support</text:span></text:p>
            </draw:text-box>
          </draw:frame>
        </draw:g>
        <draw:g>
          <draw:g>
            <draw:polygon draw:style-name="gr1" draw:text-style-name="P1" draw:layer="layout" svg:width="26.971cm" svg:height="0.753cm" svg:x="2.029cm" svg:y="63.408cm" svg:viewBox="0 0 26972 754" draw:points="0,754 26972,754 26972,0 0,0">
              <text:p/>
            </draw:polygon>
            <draw:polygon draw:style-name="gr43" draw:text-style-name="P3" draw:layer="layout" svg:width="26.971cm" svg:height="0.753cm" svg:x="2.029cm" svg:y="63.408cm" svg:viewBox="0 0 26972 754" draw:points="0,754 26972,754 26972,0 0,0">
              <text:p/>
            </draw:polygon>
          </draw:g>
          <draw:frame draw:style-name="gr44" draw:text-style-name="P3" draw:layer="layout" svg:width="26.971cm" svg:height="0.753cm" svg:x="2.029cm" svg:y="63.408cm">
            <draw:text-box>
              <text:p text:style-name="P2"><text:span text:style-name="T18">Everyone involved participates in a post-incident de-brief and is given post-incident trauma/emotional support as needed.</text:span></text:p>
            </draw:text-box>
          </draw:frame>
        </draw:g>
        <draw:g>
          <draw:g>
            <draw:polygon draw:style-name="gr1" draw:text-style-name="P1" draw:layer="layout" svg:width="3.33cm" svg:height="1.695cm" svg:x="18.135cm" svg:y="66.439cm" svg:viewBox="0 0 3331 1696" draw:points="0,1696 3331,1696 3331,0 0,0">
              <text:p/>
            </draw:polygon>
            <draw:polygon draw:style-name="gr3" draw:text-style-name="P3" draw:layer="layout" svg:width="3.33cm" svg:height="1.695cm" svg:x="18.135cm" svg:y="66.439cm" svg:viewBox="0 0 3331 1696" draw:points="0,1696 3331,1696 3331,0 0,0">
              <text:p/>
            </draw:polygon>
          </draw:g>
          <draw:frame draw:style-name="gr19" draw:text-style-name="P3" draw:layer="layout" svg:width="3.33cm" svg:height="1.883cm" svg:x="18.135cm" svg:y="66.345cm">
            <draw:text-box>
              <text:p text:style-name="P2"><text:span text:style-name="T8">Participate in post-incident debrief</text:span></text:p>
            </draw:text-box>
          </draw:frame>
        </draw:g>
        <draw:g>
          <draw:g>
            <draw:polygon draw:style-name="gr1" draw:text-style-name="P1" draw:layer="layout" svg:width="4cm" svg:height="3.148cm" svg:x="7cm" svg:y="51.351cm" svg:viewBox="0 0 4001 3149" draw:points="0,3149 4001,3149 4001,0 0,0">
              <text:p/>
            </draw:polygon>
            <draw:polygon draw:style-name="gr3" draw:text-style-name="P3" draw:layer="layout" svg:width="4cm" svg:height="3.148cm" svg:x="7cm" svg:y="51.351cm" svg:viewBox="0 0 4001 3149" draw:points="0,3149 4001,3149 4001,0 0,0">
              <text:p/>
            </draw:polygon>
          </draw:g>
          <draw:frame draw:style-name="gr11" draw:text-style-name="P3" draw:layer="layout" svg:width="4cm" svg:height="3.148cm" svg:x="7cm" svg:y="51.351cm">
            <draw:text-box>
              <text:p text:style-name="P2"><text:span text:style-name="T8">Help find next of kin/ friends /campmates. Accompany them to WE. </text:span><text:span text:style-name="T19">(Do not break news to them!)</text:span><text:span text:style-name="T8"> <text:s/></text:span></text:p>
            </draw:text-box>
          </draw:frame>
        </draw:g>
        <draw:g>
          <draw:g>
            <draw:path draw:style-name="gr1" draw:text-style-name="P1" draw:layer="layout" svg:width="4cm" svg:height="1.5cm" svg:x="22cm" svg:y="41.81cm" svg:viewBox="0 0 4001 1501" svg:d="M3501 1501c92 0 170-21 250-67s137-103 183-183 67-158 67-250v-502c0-91-21-169-67-249s-103-137-183-183-158-67-250-67h-3002c-92 0-170 21-249 67-80 46-137 103-183 183s-67 158-67 249v502c0 92 21 170 67 250s103 137 183 183c79 46 157 67 249 67z">
              <text:p/>
            </draw:path>
            <draw:path draw:style-name="gr3" draw:text-style-name="P3" draw:layer="layout" svg:width="4cm" svg:height="1.5cm" svg:x="22cm" svg:y="41.81cm" svg:viewBox="0 0 4001 1501" svg:d="M3501 1501c92 0 170-21 250-67s137-103 183-183 67-158 67-250v-502c0-91-21-169-67-249s-103-137-183-183-158-67-250-67h-3002c-92 0-170 21-249 67-80 46-137 103-183 183s-67 158-67 249v502c0 92 21 170 67 250s103 137 183 183c79 46 157 67 249 67z">
              <text:p/>
            </draw:path>
          </draw:g>
          <draw:frame draw:style-name="gr9" draw:text-style-name="P3" draw:layer="layout" svg:width="4cm" svg:height="1.57cm" svg:x="22cm" svg:y="41.775cm">
            <draw:text-box>
              <text:p text:style-name="P2"><text:span text:style-name="T7">WE</text:span></text:p>
            </draw:text-box>
          </draw:frame>
        </draw:g>
        <draw:g>
          <draw:g>
            <draw:polygon draw:style-name="gr1" draw:text-style-name="P1" draw:layer="layout" svg:width="4cm" svg:height="1.065cm" svg:x="22.2cm" svg:y="46.633cm" svg:viewBox="0 0 4001 1066" draw:points="0,1066 4001,1066 4001,0 0,0">
              <text:p/>
            </draw:polygon>
            <draw:polygon draw:style-name="gr3" draw:text-style-name="P3" draw:layer="layout" svg:width="4cm" svg:height="1.065cm" svg:x="22.2cm" svg:y="46.633cm" svg:viewBox="0 0 4001 1066" draw:points="0,1066 4001,1066 4001,0 0,0">
              <text:p/>
            </draw:polygon>
          </draw:g>
          <draw:frame draw:style-name="gr10" draw:text-style-name="P3" draw:layer="layout" svg:width="4cm" svg:height="1.269cm" svg:x="22.2cm" svg:y="46.531cm">
            <draw:text-box>
              <text:p text:style-name="P2"><text:span text:style-name="T8">Keep record of all involved </text:span></text:p>
            </draw:text-box>
          </draw:frame>
        </draw:g>
        <draw:g>
          <draw:g>
            <draw:polygon draw:style-name="gr1" draw:text-style-name="P1" draw:layer="layout" svg:width="4cm" svg:height="1.845cm" svg:x="22.099cm" svg:y="44.119cm" svg:viewBox="0 0 4001 1846" draw:points="0,1846 4001,1846 4001,0 0,0">
              <text:p/>
            </draw:polygon>
            <draw:polygon draw:style-name="gr3" draw:text-style-name="P3" draw:layer="layout" svg:width="4cm" svg:height="1.845cm" svg:x="22.099cm" svg:y="44.119cm" svg:viewBox="0 0 4001 1846" draw:points="0,1846 4001,1846 4001,0 0,0">
              <text:p/>
            </draw:polygon>
          </draw:g>
          <draw:frame draw:style-name="gr19" draw:text-style-name="P3" draw:layer="layout" svg:width="4cm" svg:height="1.883cm" svg:x="22.099cm" svg:y="44.1cm">
            <draw:text-box>
              <text:p text:style-name="P2"><text:span text:style-name="T8">Emotional support for those involved, friends, camp mates</text:span></text:p>
            </draw:text-box>
          </draw:frame>
        </draw:g>
        <draw:g>
          <draw:g>
            <draw:polygon draw:style-name="gr1" draw:text-style-name="P1" draw:layer="layout" svg:width="4cm" svg:height="1.6cm" svg:x="6.785cm" svg:y="43.66cm" svg:viewBox="0 0 4001 1601" draw:points="0,1601 4001,1601 4001,0 0,0">
              <text:p/>
            </draw:polygon>
            <draw:polygon draw:style-name="gr3" draw:text-style-name="P3" draw:layer="layout" svg:width="4cm" svg:height="1.6cm" svg:x="6.785cm" svg:y="43.66cm" svg:viewBox="0 0 4001 1601" draw:points="0,1601 4001,1601 4001,0 0,0">
              <text:p/>
            </draw:polygon>
          </draw:g>
          <draw:frame draw:style-name="gr19" draw:text-style-name="P3" draw:layer="layout" svg:width="4cm" svg:height="1.883cm" svg:x="6.785cm" svg:y="43.519cm">
            <draw:text-box>
              <text:p text:style-name="P2"><text:span text:style-name="T8">Follow MSL's instructions</text:span></text:p>
            </draw:text-box>
          </draw:frame>
        </draw:g>
        <draw:g>
          <draw:g>
            <draw:polygon draw:style-name="gr1" draw:text-style-name="P1" draw:layer="layout" svg:width="3.33cm" svg:height="1.505cm" svg:x="2.029cm" svg:y="64.607cm" svg:viewBox="0 0 3331 1506" draw:points="0,1506 3331,1506 3331,0 0,0">
              <text:p/>
            </draw:polygon>
            <draw:polygon draw:style-name="gr45" draw:text-style-name="P3" draw:layer="layout" svg:width="3.33cm" svg:height="1.505cm" svg:x="2.029cm" svg:y="64.607cm" svg:viewBox="0 0 3331 1506" draw:points="0,1506 3331,1506 3331,0 0,0">
              <text:p/>
            </draw:polygon>
          </draw:g>
          <draw:frame draw:style-name="gr40" draw:text-style-name="P3" draw:layer="layout" svg:width="3.33cm" svg:height="1.505cm" svg:x="2.029cm" svg:y="64.607cm">
            <draw:text-box>
              <text:p text:style-name="P2"><text:span text:style-name="T1">Fills out an incident report.</text:span></text:p>
            </draw:text-box>
          </draw:frame>
        </draw:g>
        <draw:g>
          <draw:g>
            <draw:polygon draw:style-name="gr1" draw:text-style-name="P1" draw:layer="layout" svg:width="3.33cm" svg:height="1.505cm" svg:x="6.2cm" svg:y="64.607cm" svg:viewBox="0 0 3331 1506" draw:points="0,1506 3331,1506 3331,0 0,0">
              <text:p/>
            </draw:polygon>
            <draw:polygon draw:style-name="gr45" draw:text-style-name="P3" draw:layer="layout" svg:width="3.33cm" svg:height="1.505cm" svg:x="6.2cm" svg:y="64.607cm" svg:viewBox="0 0 3331 1506" draw:points="0,1506 3331,1506 3331,0 0,0">
              <text:p/>
            </draw:polygon>
          </draw:g>
          <draw:frame draw:style-name="gr40" draw:text-style-name="P3" draw:layer="layout" svg:width="3.33cm" svg:height="1.505cm" svg:x="6.2cm" svg:y="64.607cm">
            <draw:text-box>
              <text:p text:style-name="P2"><text:span text:style-name="T1">Fills out an incident report.</text:span></text:p>
            </draw:text-box>
          </draw:frame>
        </draw:g>
        <draw:g>
          <draw:g>
            <draw:polygon draw:style-name="gr1" draw:text-style-name="P1" draw:layer="layout" svg:width="3.33cm" svg:height="1.505cm" svg:x="10.25cm" svg:y="64.607cm" svg:viewBox="0 0 3331 1506" draw:points="0,1506 3331,1506 3331,0 0,0">
              <text:p/>
            </draw:polygon>
            <draw:polygon draw:style-name="gr45" draw:text-style-name="P3" draw:layer="layout" svg:width="3.33cm" svg:height="1.505cm" svg:x="10.25cm" svg:y="64.607cm" svg:viewBox="0 0 3331 1506" draw:points="0,1506 3331,1506 3331,0 0,0">
              <text:p/>
            </draw:polygon>
          </draw:g>
          <draw:frame draw:style-name="gr40" draw:text-style-name="P3" draw:layer="layout" svg:width="3.33cm" svg:height="1.505cm" svg:x="10.25cm" svg:y="64.607cm">
            <draw:text-box>
              <text:p text:style-name="P2"><text:span text:style-name="T1">Fills out an incident report.</text:span></text:p>
            </draw:text-box>
          </draw:frame>
        </draw:g>
        <draw:g>
          <draw:g>
            <draw:polygon draw:style-name="gr1" draw:text-style-name="P1" draw:layer="layout" svg:width="3.33cm" svg:height="1.505cm" svg:x="14.235cm" svg:y="64.607cm" svg:viewBox="0 0 3331 1506" draw:points="0,1506 3331,1506 3331,0 0,0">
              <text:p/>
            </draw:polygon>
            <draw:polygon draw:style-name="gr45" draw:text-style-name="P3" draw:layer="layout" svg:width="3.33cm" svg:height="1.505cm" svg:x="14.235cm" svg:y="64.607cm" svg:viewBox="0 0 3331 1506" draw:points="0,1506 3331,1506 3331,0 0,0">
              <text:p/>
            </draw:polygon>
          </draw:g>
          <draw:frame draw:style-name="gr40" draw:text-style-name="P3" draw:layer="layout" svg:width="3.33cm" svg:height="1.505cm" svg:x="14.235cm" svg:y="64.607cm">
            <draw:text-box>
              <text:p text:style-name="P2"><text:span text:style-name="T1">Fills out an incident report.</text:span></text:p>
            </draw:text-box>
          </draw:frame>
        </draw:g>
        <draw:g>
          <draw:g>
            <draw:polygon draw:style-name="gr1" draw:text-style-name="P1" draw:layer="layout" svg:width="3.33cm" svg:height="1.505cm" svg:x="18.15cm" svg:y="64.655cm" svg:viewBox="0 0 3331 1506" draw:points="0,1506 3331,1506 3331,0 0,0">
              <text:p/>
            </draw:polygon>
            <draw:polygon draw:style-name="gr45" draw:text-style-name="P3" draw:layer="layout" svg:width="3.33cm" svg:height="1.505cm" svg:x="18.15cm" svg:y="64.655cm" svg:viewBox="0 0 3331 1506" draw:points="0,1506 3331,1506 3331,0 0,0">
              <text:p/>
            </draw:polygon>
          </draw:g>
          <draw:frame draw:style-name="gr40" draw:text-style-name="P3" draw:layer="layout" svg:width="3.33cm" svg:height="1.505cm" svg:x="18.15cm" svg:y="64.655cm">
            <draw:text-box>
              <text:p text:style-name="P2"><text:span text:style-name="T1">Fills out an incident report.</text:span></text:p>
            </draw:text-box>
          </draw:frame>
        </draw:g>
        <draw:g>
          <draw:g>
            <draw:polygon draw:style-name="gr1" draw:text-style-name="P1" draw:layer="layout" svg:width="3.33cm" svg:height="1.505cm" svg:x="21.935cm" svg:y="64.655cm" svg:viewBox="0 0 3331 1506" draw:points="0,1506 3331,1506 3331,0 0,0">
              <text:p/>
            </draw:polygon>
            <draw:polygon draw:style-name="gr45" draw:text-style-name="P3" draw:layer="layout" svg:width="3.33cm" svg:height="1.505cm" svg:x="21.935cm" svg:y="64.655cm" svg:viewBox="0 0 3331 1506" draw:points="0,1506 3331,1506 3331,0 0,0">
              <text:p/>
            </draw:polygon>
          </draw:g>
          <draw:frame draw:style-name="gr40" draw:text-style-name="P3" draw:layer="layout" svg:width="3.33cm" svg:height="1.505cm" svg:x="21.935cm" svg:y="64.655cm">
            <draw:text-box>
              <text:p text:style-name="P2"><text:span text:style-name="T1">Fills out an incident report.</text:span></text:p>
            </draw:text-box>
          </draw:frame>
        </draw:g>
        <draw:g>
          <draw:g>
            <draw:polygon draw:style-name="gr1" draw:text-style-name="P1" draw:layer="layout" svg:width="3.33cm" svg:height="1.505cm" svg:x="25.635cm" svg:y="64.655cm" svg:viewBox="0 0 3331 1506" draw:points="0,1506 3331,1506 3331,0 0,0">
              <text:p/>
            </draw:polygon>
            <draw:polygon draw:style-name="gr45" draw:text-style-name="P3" draw:layer="layout" svg:width="3.33cm" svg:height="1.505cm" svg:x="25.635cm" svg:y="64.655cm" svg:viewBox="0 0 3331 1506" draw:points="0,1506 3331,1506 3331,0 0,0">
              <text:p/>
            </draw:polygon>
          </draw:g>
          <draw:frame draw:style-name="gr40" draw:text-style-name="P3" draw:layer="layout" svg:width="3.33cm" svg:height="1.505cm" svg:x="25.635cm" svg:y="64.655cm">
            <draw:text-box>
              <text:p text:style-name="P2"><text:span text:style-name="T1">Fills out an incident report.</text:span></text:p>
            </draw:text-box>
          </draw:frame>
        </draw:g>
        <draw:g>
          <draw:g>
            <draw:polygon draw:style-name="gr1" draw:text-style-name="P1" draw:layer="layout" svg:width="3.56cm" svg:height="1cm" svg:x="1.539cm" svg:y="8.334cm" svg:viewBox="0 0 3561 1001" draw:points="0,1001 3561,1001 3561,0 0,0">
              <text:p/>
            </draw:polygon>
            <draw:polygon draw:style-name="gr3" draw:text-style-name="P3" draw:layer="layout" svg:width="3.56cm" svg:height="1cm" svg:x="1.539cm" svg:y="8.334cm" svg:viewBox="0 0 3561 1001" draw:points="0,1001 3561,1001 3561,0 0,0">
              <text:p/>
            </draw:polygon>
          </draw:g>
          <draw:frame draw:style-name="gr10" draw:text-style-name="P3" draw:layer="layout" svg:width="3.56cm" svg:height="1.269cm" svg:x="1.539cm" svg:y="8.2cm">
            <draw:text-box>
              <text:p text:style-name="P2"><text:span text:style-name="T8">Instruct Gate re closure if needed</text:span></text:p>
            </draw:text-box>
          </draw:frame>
        </draw:g>
        <draw:g>
          <draw:g>
            <draw:polygon draw:style-name="gr1" draw:text-style-name="P1" draw:layer="layout" svg:width="3.56cm" svg:height="1.513cm" svg:x="5.594cm" svg:y="6.16cm" svg:viewBox="0 0 3561 1514" draw:points="0,1514 3561,1514 3561,0 0,0">
              <text:p/>
            </draw:polygon>
            <draw:polygon draw:style-name="gr3" draw:text-style-name="P3" draw:layer="layout" svg:width="3.56cm" svg:height="1.513cm" svg:x="5.594cm" svg:y="6.16cm" svg:viewBox="0 0 3561 1514" draw:points="0,1514 3561,1514 3561,0 0,0">
              <text:p/>
            </draw:polygon>
          </draw:g>
          <draw:frame draw:style-name="gr19" draw:text-style-name="P3" draw:layer="layout" svg:width="3.56cm" svg:height="1.883cm" svg:x="5.594cm" svg:y="5.975cm">
            <draw:text-box>
              <text:p text:style-name="P2"><text:span text:style-name="T8">Gate monitors or halts traffic as per MSL instructions</text:span></text:p>
            </draw:text-box>
          </draw:frame>
        </draw:g>
        <draw:g>
          <draw:g>
            <draw:polygon draw:style-name="gr1" draw:text-style-name="P1" draw:layer="layout" svg:width="3.56cm" svg:height="4.658cm" svg:x="5.594cm" svg:y="8.217cm" svg:viewBox="0 0 3561 4659" draw:points="0,4659 3561,4659 3561,0 0,0">
              <text:p/>
            </draw:polygon>
            <draw:polygon draw:style-name="gr46" draw:text-style-name="P3" draw:layer="layout" svg:width="3.56cm" svg:height="4.658cm" svg:x="5.594cm" svg:y="8.217cm" svg:viewBox="0 0 3561 4659" draw:points="0,4659 3561,4659 3561,0 0,0">
              <text:p/>
            </draw:polygon>
          </draw:g>
          <draw:frame draw:style-name="gr47" draw:text-style-name="P4" draw:layer="layout" svg:width="3.56cm" svg:height="5.308cm" svg:x="5.594cm" svg:y="7.892cm">
            <draw:text-box>
              <text:p text:style-name="P2"><text:span text:style-name="T20">NOTE: Do not attempt to forcibly or physically stop anyone from leaving – take down plate numbers or relevant description and report to MSL. </text:span></text:p>
            </draw:text-box>
          </draw:frame>
        </draw:g>
        <draw:line draw:style-name="gr21" draw:text-style-name="P3" draw:layer="layout" svg:x1="7.374cm" svg:y1="7.673cm" svg:x2="7.374cm" svg:y2="8.171cm">
          <text:p/>
        </draw:line>
        <draw:frame draw:style-name="gr48" draw:text-style-name="P4" draw:layer="layout" svg:width="3.216cm" svg:height="2.497cm" svg:x="19.1cm" svg:y="27.903cm">
          <draw:text-box>
            <text:p text:style-name="P2"><text:span text:style-name="T8">If at night, or poor visibility, drive to incident site</text:span></text:p>
          </draw:text-box>
        </draw:frame>
        <draw:g>
          <draw:g>
            <draw:polygon draw:style-name="gr1" draw:text-style-name="P1" draw:layer="layout" svg:width="3.216cm" svg:height="1.793cm" svg:x="2.1cm" svg:y="32.445cm" svg:viewBox="0 0 3217 1794" draw:points="0,1794 3217,1794 3217,0 0,0">
              <text:p/>
            </draw:polygon>
            <draw:polygon draw:style-name="gr3" draw:text-style-name="P3" draw:layer="layout" svg:width="3.216cm" svg:height="1.793cm" svg:x="2.1cm" svg:y="32.445cm" svg:viewBox="0 0 3217 1794" draw:points="0,1794 3217,1794 3217,0 0,0">
              <text:p/>
            </draw:polygon>
          </draw:g>
          <draw:frame draw:style-name="gr49" draw:text-style-name="P4" draw:layer="layout" svg:width="3.216cm" svg:height="1.793cm" svg:x="2.1cm" svg:y="32.445cm">
            <draw:text-box>
              <text:p text:style-name="P2"><text:span text:style-name="T8">Inform security of situation</text:span></text:p>
            </draw:text-box>
          </draw:frame>
        </draw:g>
        <draw:g>
          <draw:g>
            <draw:polygon draw:style-name="gr1" draw:text-style-name="P1" draw:layer="layout" svg:width="4.012cm" svg:height="1.899cm" svg:x="1.987cm" svg:y="57.7cm" svg:viewBox="0 0 4013 1900" draw:points="0,1900 4013,1900 4013,0 0,0">
              <text:p/>
            </draw:polygon>
            <draw:polygon draw:style-name="gr3" draw:text-style-name="P3" draw:layer="layout" svg:width="4.012cm" svg:height="1.899cm" svg:x="1.987cm" svg:y="57.7cm" svg:viewBox="0 0 4013 1900" draw:points="0,1900 4013,1900 4013,0 0,0">
              <text:p/>
            </draw:polygon>
          </draw:g>
          <draw:frame draw:style-name="gr50" draw:text-style-name="P4" draw:layer="layout" svg:width="4.012cm" svg:height="1.899cm" svg:x="1.987cm" svg:y="57.7cm">
            <draw:text-box>
              <text:p text:style-name="P2"><text:span text:style-name="T8">Together with MSL, liaise with medical team and LE/Fire dept</text:span></text:p>
            </draw:text-box>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Calibri" svg:font-family="Calibri"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marker draw:name="Marker_5f_0" draw:display-name="Marker_0" svg:viewBox="0 0 1131 1131" svg:d="M462 1118l-102-29-102-51-93-72-72-93-51-102-29-102-13-105 13-102 29-106 51-102 72-89 93-72 102-50 102-34 106-9 101 9 106 34 98 50 93 72 72 89 51 102 29 106 13 102-13 105-29 102-51 102-72 93-93 72-98 51-106 29-101 13z"/>
    <draw:marker draw:name="Marker_5f_1" draw:display-name="Marker_1" svg:viewBox="0 0 20 20" svg:d="M10 0l-10 20c7-3 13-3 20 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CA"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9.7cm" fo:page-height="80.1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M0" style:page-layout-name="PM0" draw:style-name="Mdp1"/>
    <style:master-page style:name="PM1" style:page-layout-name="PM0" draw:style-name="Mdp1"/>
    <style:master-page style:name="PM2" style:page-layout-name="PM0" draw:style-name="Mdp1"/>
    <style:master-page style:name="PM3" style:page-layout-name="PM0" draw:style-name="Mdp1"/>
    <style:master-page style:name="PM4"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xmlns:style="urn:oasis:names:tc:opendocument:xmlns:style:1.0" xmlns:text="urn:oasis:names:tc:opendocument:xmlns:text:1.0" xmlns:table="urn:oasis:names:tc:opendocument:xmlns:table:1.0" xmlns:draw="urn:oasis:names:tc:opendocument:xmlns:drawing:1.0" xmlns:fo="urn:oasis:names:tc:opendocument:xmlns:xsl-fo-compatible: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config="urn:oasis:names:tc:opendocument:xmlns:config:1.0"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dc:creator>adam mxgreggor</dc:creator>
    <dc:date>2015-03-29T21:02:54.136276000</dc:date>
    <meta:creation-date>2012-06-21T05:29:51Z</meta:creation-date>
    <meta:initial-creator>alanl</meta:initial-creator>
    <meta:generator>LibreOffice/4.4.0.3$MacOSX_X86_64 LibreOffice_project/de093506bcdc5fafd9023ee680b8c60e3e0645d7</meta:generator>
    <meta:editing-duration>PT2M53S</meta:editing-duration>
    <meta:editing-cycles>2</meta:editing-cycles>
    <meta:document-statistic meta:object-count="530"/>
  </office:meta>
</office:document-meta>
</file>